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Pictures/10000201000001930000008DB643D2C7360249B9.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9pt" fo:font-weight="bold" officeooo:rsid="00114727" officeooo:paragraph-rsid="0004eb5e" style:font-size-asian="19pt" style:font-weight-asian="bold" style:font-size-complex="19pt" style:font-weight-complex="bold"/>
    </style:style>
    <style:style style:name="P2" style:family="paragraph" style:parent-style-name="Standard">
      <style:paragraph-properties fo:text-align="center" style:justify-single-word="false"/>
      <style:text-properties style:font-name="Arial" fo:font-size="16pt" fo:font-weight="bold" officeooo:rsid="00114727" officeooo:paragraph-rsid="0004eb5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weight="bold" officeooo:rsid="00114727" officeooo:paragraph-rsid="0004eb5e" style:font-weight-asian="bold" style:font-weight-complex="bold"/>
    </style:style>
    <style:style style:name="P4" style:family="paragraph" style:parent-style-name="Standard">
      <style:text-properties style:font-name="Arial" fo:font-weight="bold" officeooo:rsid="00110857" officeooo:paragraph-rsid="0004eb5e" style:font-weight-asian="bold" style:font-weight-complex="bold"/>
    </style:style>
    <style:style style:name="P5" style:family="paragraph" style:parent-style-name="Standard">
      <style:text-properties style:font-name="Arial" fo:font-weight="bold" officeooo:rsid="0057aabb" officeooo:paragraph-rsid="004ca284" style:font-weight-asian="bold" style:font-weight-complex="bold"/>
    </style:style>
    <style:style style:name="P6" style:family="paragraph" style:parent-style-name="Standard">
      <style:paragraph-properties fo:text-align="start" style:justify-single-word="false"/>
      <style:text-properties style:font-name="Arial" fo:font-weight="normal" officeooo:rsid="00114727" officeooo:paragraph-rsid="0004eb5e" style:font-weight-asian="normal" style:font-weight-complex="normal"/>
    </style:style>
    <style:style style:name="P7" style:family="paragraph" style:parent-style-name="Standard">
      <style:paragraph-properties fo:text-align="start" style:justify-single-word="false"/>
      <style:text-properties style:font-name="Arial" fo:font-weight="normal" officeooo:rsid="00114727" officeooo:paragraph-rsid="0062dbcf" style:font-weight-asian="normal" style:font-weight-complex="normal"/>
    </style:style>
    <style:style style:name="P8" style:family="paragraph" style:parent-style-name="Standard">
      <style:text-properties style:font-name="Arial" officeooo:rsid="00110857" officeooo:paragraph-rsid="0004eb5e"/>
    </style:style>
    <style:style style:name="P9" style:family="paragraph" style:parent-style-name="Standard">
      <style:text-properties style:font-name="Arial" officeooo:rsid="00129e1b" officeooo:paragraph-rsid="0004eb5e"/>
    </style:style>
    <style:style style:name="P10" style:family="paragraph" style:parent-style-name="Standard">
      <style:text-properties style:font-name="Arial" officeooo:rsid="0014be9f" officeooo:paragraph-rsid="0004eb5e"/>
    </style:style>
    <style:style style:name="P11" style:family="paragraph" style:parent-style-name="Standard">
      <style:text-properties style:font-name="Arial" officeooo:rsid="0038d6fa" officeooo:paragraph-rsid="0004eb5e"/>
    </style:style>
    <style:style style:name="P12" style:family="paragraph" style:parent-style-name="Standard">
      <style:text-properties style:font-name="Arial" officeooo:rsid="0004eb5e" officeooo:paragraph-rsid="0004eb5e"/>
    </style:style>
    <style:style style:name="P13" style:family="paragraph" style:parent-style-name="Standard">
      <style:text-properties style:font-name="Arial" officeooo:rsid="000578ee" officeooo:paragraph-rsid="000578ee"/>
    </style:style>
    <style:style style:name="P14" style:family="paragraph" style:parent-style-name="Standard">
      <style:text-properties style:font-name="Arial" officeooo:rsid="000578ee" officeooo:paragraph-rsid="0062ebd0"/>
    </style:style>
    <style:style style:name="P15" style:family="paragraph" style:parent-style-name="Standard">
      <style:text-properties style:font-name="Arial" officeooo:rsid="0005b810" officeooo:paragraph-rsid="0005b810"/>
    </style:style>
    <style:style style:name="P16" style:family="paragraph" style:parent-style-name="Standard">
      <style:text-properties style:font-name="Arial" officeooo:rsid="0005b810" officeooo:paragraph-rsid="0062ebd0"/>
    </style:style>
    <style:style style:name="P17" style:family="paragraph" style:parent-style-name="Standard">
      <style:text-properties style:font-name="Arial" officeooo:rsid="00070a06" officeooo:paragraph-rsid="00070a06"/>
    </style:style>
    <style:style style:name="P18" style:family="paragraph" style:parent-style-name="Standard">
      <style:text-properties style:font-name="Arial" officeooo:rsid="00080c0e" officeooo:paragraph-rsid="00080c0e"/>
    </style:style>
    <style:style style:name="P19" style:family="paragraph" style:parent-style-name="Standard">
      <style:text-properties style:font-name="Arial" officeooo:rsid="00080c0e" officeooo:paragraph-rsid="0023958b"/>
    </style:style>
    <style:style style:name="P20" style:family="paragraph" style:parent-style-name="Standard">
      <style:text-properties style:font-name="Arial" officeooo:rsid="00080c0e" officeooo:paragraph-rsid="00307161"/>
    </style:style>
    <style:style style:name="P21" style:family="paragraph" style:parent-style-name="Standard">
      <style:text-properties style:font-name="Arial" officeooo:rsid="00080c0e" officeooo:paragraph-rsid="00431ae0"/>
    </style:style>
    <style:style style:name="P22" style:family="paragraph" style:parent-style-name="Standard">
      <style:text-properties style:font-name="Arial" officeooo:rsid="00080c0e" officeooo:paragraph-rsid="004476fd"/>
    </style:style>
    <style:style style:name="P23" style:family="paragraph" style:parent-style-name="Standard">
      <style:text-properties style:font-name="Arial" officeooo:rsid="00080c0e" officeooo:paragraph-rsid="0062ebd0"/>
    </style:style>
    <style:style style:name="P24" style:family="paragraph" style:parent-style-name="Standard">
      <style:text-properties style:font-name="Arial" officeooo:rsid="00098846" officeooo:paragraph-rsid="00098846"/>
    </style:style>
    <style:style style:name="P25" style:family="paragraph" style:parent-style-name="Standard">
      <style:text-properties style:font-name="Arial" officeooo:rsid="00098846" officeooo:paragraph-rsid="00307161"/>
    </style:style>
    <style:style style:name="P26" style:family="paragraph" style:parent-style-name="Standard">
      <style:text-properties style:font-name="Arial" officeooo:rsid="00098846" officeooo:paragraph-rsid="0032a028"/>
    </style:style>
    <style:style style:name="P27" style:family="paragraph" style:parent-style-name="Standard">
      <style:text-properties style:font-name="Arial" officeooo:rsid="00098846" officeooo:paragraph-rsid="00371bb8"/>
    </style:style>
    <style:style style:name="P28" style:family="paragraph" style:parent-style-name="Standard">
      <style:text-properties style:font-name="Arial" officeooo:rsid="00098846" officeooo:paragraph-rsid="000ef122"/>
    </style:style>
    <style:style style:name="P29" style:family="paragraph" style:parent-style-name="Standard">
      <style:text-properties style:font-name="Arial" officeooo:rsid="00098846" officeooo:paragraph-rsid="0062ebd0"/>
    </style:style>
    <style:style style:name="P30" style:family="paragraph" style:parent-style-name="Standard">
      <style:text-properties style:font-name="Arial" officeooo:rsid="000c01af" officeooo:paragraph-rsid="000c01af"/>
    </style:style>
    <style:style style:name="P31" style:family="paragraph" style:parent-style-name="Standard">
      <style:text-properties style:font-name="Arial" officeooo:rsid="000c01af" officeooo:paragraph-rsid="0062ebd0"/>
    </style:style>
    <style:style style:name="P32" style:family="paragraph" style:parent-style-name="Standard">
      <style:text-properties style:font-name="Arial" officeooo:rsid="000d4260" officeooo:paragraph-rsid="000d4260"/>
    </style:style>
    <style:style style:name="P33" style:family="paragraph" style:parent-style-name="Standard">
      <style:text-properties style:font-name="Arial" officeooo:rsid="000d4260" officeooo:paragraph-rsid="00371bb8"/>
    </style:style>
    <style:style style:name="P34" style:family="paragraph" style:parent-style-name="Standard">
      <style:text-properties style:font-name="Arial" fo:font-size="10pt" officeooo:rsid="000578ee" officeooo:paragraph-rsid="000578ee" style:font-size-asian="10pt" style:font-size-complex="10pt"/>
    </style:style>
    <style:style style:name="P35" style:family="paragraph" style:parent-style-name="Standard">
      <style:text-properties style:font-name="Arial" fo:font-size="10pt" officeooo:rsid="000578ee" officeooo:paragraph-rsid="00103c11" style:font-size-asian="10pt" style:font-size-complex="10pt"/>
    </style:style>
    <style:style style:name="P36" style:family="paragraph" style:parent-style-name="Standard">
      <style:text-properties style:font-name="Arial" fo:font-size="10pt" officeooo:rsid="000578ee" officeooo:paragraph-rsid="0017d15b" style:font-size-asian="10pt" style:font-size-complex="10pt"/>
    </style:style>
    <style:style style:name="P37" style:family="paragraph" style:parent-style-name="Standard">
      <style:text-properties style:font-name="Arial" fo:font-size="10pt" officeooo:rsid="0059fcd2" officeooo:paragraph-rsid="004ca284" style:font-size-asian="10pt" style:font-size-complex="10pt"/>
    </style:style>
    <style:style style:name="P38" style:family="paragraph" style:parent-style-name="Standard">
      <style:text-properties style:font-name="Arial" officeooo:rsid="00134826" officeooo:paragraph-rsid="00134826"/>
    </style:style>
    <style:style style:name="P39" style:family="paragraph" style:parent-style-name="Standard">
      <style:text-properties style:font-name="Arial" officeooo:rsid="000abe0e" officeooo:paragraph-rsid="00098846"/>
    </style:style>
    <style:style style:name="P40" style:family="paragraph" style:parent-style-name="Standard">
      <style:text-properties style:font-name="Arial" officeooo:rsid="001bac49" officeooo:paragraph-rsid="001bac49"/>
    </style:style>
    <style:style style:name="P41" style:family="paragraph" style:parent-style-name="Standard">
      <style:text-properties style:font-name="Arial" officeooo:rsid="001d8d63" officeooo:paragraph-rsid="001d8d63"/>
    </style:style>
    <style:style style:name="P42" style:family="paragraph" style:parent-style-name="Standard">
      <style:text-properties style:font-name="Arial" officeooo:rsid="002f0021" officeooo:paragraph-rsid="002f0021"/>
    </style:style>
    <style:style style:name="P43" style:family="paragraph" style:parent-style-name="Standard">
      <style:text-properties style:font-name="Arial" officeooo:rsid="00307161" officeooo:paragraph-rsid="00307161"/>
    </style:style>
    <style:style style:name="P44" style:family="paragraph" style:parent-style-name="Standard">
      <style:text-properties style:font-name="Arial" officeooo:rsid="00307161" officeooo:paragraph-rsid="00307161" fo:background-color="#e8f2a1"/>
    </style:style>
    <style:style style:name="P45" style:family="paragraph" style:parent-style-name="Standard">
      <style:text-properties style:font-name="Arial" officeooo:rsid="002c3656" officeooo:paragraph-rsid="002c3656" fo:background-color="#e8f2a1"/>
    </style:style>
    <style:style style:name="P46" style:family="paragraph" style:parent-style-name="Standard">
      <style:text-properties style:font-name="Arial" officeooo:rsid="0034bf88" officeooo:paragraph-rsid="0034bf88"/>
    </style:style>
    <style:style style:name="P47" style:family="paragraph" style:parent-style-name="Standard">
      <style:text-properties style:font-name="Arial" officeooo:rsid="0034bf88" officeooo:paragraph-rsid="001d8d63"/>
    </style:style>
    <style:style style:name="P48" style:family="paragraph" style:parent-style-name="Standard">
      <style:text-properties style:font-name="Arial" officeooo:rsid="0034bf88" officeooo:paragraph-rsid="0062ebd0"/>
    </style:style>
    <style:style style:name="P49" style:family="paragraph" style:parent-style-name="Standard">
      <style:text-properties style:font-name="Arial" officeooo:rsid="0036cdd2" officeooo:paragraph-rsid="0036cdd2"/>
    </style:style>
    <style:style style:name="P50" style:family="paragraph" style:parent-style-name="Standard">
      <style:text-properties style:font-name="Arial" officeooo:rsid="0036cdd2" officeooo:paragraph-rsid="00371bb8"/>
    </style:style>
    <style:style style:name="P51" style:family="paragraph" style:parent-style-name="Standard">
      <style:text-properties style:font-name="Arial" officeooo:rsid="0036cdd2" officeooo:paragraph-rsid="0062ebd0"/>
    </style:style>
    <style:style style:name="P52" style:family="paragraph" style:parent-style-name="Standard">
      <style:text-properties style:font-name="Arial" officeooo:rsid="002c3656" officeooo:paragraph-rsid="002c3656"/>
    </style:style>
    <style:style style:name="P53" style:family="paragraph" style:parent-style-name="Standard">
      <style:text-properties style:font-name="Arial" officeooo:rsid="0037a5e0" officeooo:paragraph-rsid="0037a5e0"/>
    </style:style>
    <style:style style:name="P54" style:family="paragraph" style:parent-style-name="Standard">
      <style:text-properties style:font-name="Arial" officeooo:rsid="003e4554" officeooo:paragraph-rsid="003e4554"/>
    </style:style>
    <style:style style:name="P55" style:family="paragraph" style:parent-style-name="Standard">
      <style:text-properties style:font-name="Arial" officeooo:rsid="003e4554" officeooo:paragraph-rsid="00636a93"/>
    </style:style>
    <style:style style:name="P56" style:family="paragraph" style:parent-style-name="Standard">
      <style:text-properties style:font-name="Arial" officeooo:rsid="003fe707" officeooo:paragraph-rsid="003fe707"/>
    </style:style>
    <style:style style:name="P57" style:family="paragraph" style:parent-style-name="Standard">
      <style:text-properties style:font-name="Arial" officeooo:rsid="00400600" officeooo:paragraph-rsid="00400600"/>
    </style:style>
    <style:style style:name="P58" style:family="paragraph" style:parent-style-name="Standard">
      <style:text-properties style:font-name="Arial" officeooo:rsid="00410d20" officeooo:paragraph-rsid="00410d20"/>
    </style:style>
    <style:style style:name="P59" style:family="paragraph" style:parent-style-name="Standard">
      <style:text-properties style:font-name="Arial" officeooo:rsid="00424d41" officeooo:paragraph-rsid="00424d41"/>
    </style:style>
    <style:style style:name="P60" style:family="paragraph" style:parent-style-name="Standard">
      <style:text-properties style:font-name="Arial" officeooo:rsid="00424f56" officeooo:paragraph-rsid="00424f56"/>
    </style:style>
    <style:style style:name="P61" style:family="paragraph" style:parent-style-name="Standard">
      <style:text-properties style:font-name="Arial" officeooo:rsid="0034b8da" officeooo:paragraph-rsid="00424f56"/>
    </style:style>
    <style:style style:name="P62" style:family="paragraph" style:parent-style-name="Standard">
      <style:text-properties style:font-name="Arial" officeooo:rsid="0034888b" officeooo:paragraph-rsid="00424f56"/>
    </style:style>
    <style:style style:name="P63" style:family="paragraph" style:parent-style-name="Standard">
      <style:text-properties style:font-name="Arial" officeooo:rsid="004275ee" officeooo:paragraph-rsid="004275ee"/>
    </style:style>
    <style:style style:name="P64" style:family="paragraph" style:parent-style-name="Standard">
      <style:text-properties style:font-name="Arial" officeooo:rsid="00536289" officeooo:paragraph-rsid="00431ae0"/>
    </style:style>
    <style:style style:name="P65" style:family="paragraph" style:parent-style-name="Standard">
      <style:text-properties style:font-name="Arial" officeooo:rsid="00536289" officeooo:paragraph-rsid="004476fd"/>
    </style:style>
    <style:style style:name="P66" style:family="paragraph" style:parent-style-name="Standard">
      <style:text-properties style:font-name="Arial" officeooo:rsid="005186b0" officeooo:paragraph-rsid="00431ae0"/>
    </style:style>
    <style:style style:name="P67" style:family="paragraph" style:parent-style-name="Standard">
      <style:text-properties style:font-name="Arial" officeooo:rsid="00431ae0" officeooo:paragraph-rsid="00431ae0"/>
    </style:style>
    <style:style style:name="P68" style:family="paragraph" style:parent-style-name="Standard">
      <style:text-properties style:font-name="Arial" officeooo:rsid="0034f48e" officeooo:paragraph-rsid="0034f48e"/>
    </style:style>
    <style:style style:name="P69" style:family="paragraph" style:parent-style-name="Standard">
      <style:text-properties style:font-name="Arial" officeooo:rsid="004476fd" officeooo:paragraph-rsid="004476fd"/>
    </style:style>
    <style:style style:name="P70" style:family="paragraph" style:parent-style-name="Standard">
      <style:text-properties style:font-name="Arial" officeooo:rsid="00474bd3" officeooo:paragraph-rsid="00474bd3"/>
    </style:style>
    <style:style style:name="P71" style:family="paragraph" style:parent-style-name="Standard">
      <style:text-properties style:font-name="Arial" officeooo:rsid="00474bd3" officeooo:paragraph-rsid="00474bd3" fo:background-color="#ffff00"/>
    </style:style>
    <style:style style:name="P72" style:family="paragraph" style:parent-style-name="Standard">
      <style:text-properties style:font-name="Arial" officeooo:rsid="0048ef55" officeooo:paragraph-rsid="0048ef55"/>
    </style:style>
    <style:style style:name="P73" style:family="paragraph" style:parent-style-name="Standard">
      <style:text-properties style:font-name="Arial" officeooo:rsid="004a96bc" officeooo:paragraph-rsid="004a96bc"/>
    </style:style>
    <style:style style:name="P74" style:family="paragraph" style:parent-style-name="Standard">
      <style:text-properties style:font-name="Arial" officeooo:rsid="004b939f" officeooo:paragraph-rsid="004b939f"/>
    </style:style>
    <style:style style:name="P75" style:family="paragraph" style:parent-style-name="Standard">
      <style:text-properties style:font-name="Arial" officeooo:rsid="004ca284" officeooo:paragraph-rsid="004ca284"/>
    </style:style>
    <style:style style:name="P76" style:family="paragraph" style:parent-style-name="Standard">
      <style:text-properties style:font-name="Arial" officeooo:rsid="002ac6ad" officeooo:paragraph-rsid="002ac6ad"/>
    </style:style>
    <style:style style:name="P77" style:family="paragraph" style:parent-style-name="Standard">
      <style:text-properties style:font-name="Arial" officeooo:rsid="0058e6fb" officeooo:paragraph-rsid="004ca284"/>
    </style:style>
    <style:style style:name="P78" style:family="paragraph" style:parent-style-name="Standard">
      <style:text-properties style:font-name="Arial" officeooo:rsid="0057aabb" officeooo:paragraph-rsid="004ca284"/>
    </style:style>
    <style:style style:name="P79" style:family="paragraph" style:parent-style-name="Standard">
      <style:text-properties style:font-name="Arial" officeooo:rsid="004e3708" officeooo:paragraph-rsid="004e3708"/>
    </style:style>
    <style:style style:name="P80" style:family="paragraph" style:parent-style-name="Standard">
      <style:text-properties style:font-name="Arial" officeooo:rsid="004f35ff" officeooo:paragraph-rsid="004f35ff"/>
    </style:style>
    <style:style style:name="P81" style:family="paragraph" style:parent-style-name="Standard">
      <style:text-properties style:font-name="Arial" officeooo:rsid="005099f5" officeooo:paragraph-rsid="005099f5"/>
    </style:style>
    <style:style style:name="P82" style:family="paragraph" style:parent-style-name="Standard">
      <style:text-properties style:font-name="Arial" officeooo:rsid="0051cd47" officeooo:paragraph-rsid="0051cd47"/>
    </style:style>
    <style:style style:name="P83" style:family="paragraph" style:parent-style-name="Standard">
      <style:text-properties style:font-name="Arial" officeooo:rsid="0052099e" officeooo:paragraph-rsid="0052099e"/>
    </style:style>
    <style:style style:name="P84" style:family="paragraph" style:parent-style-name="Standard">
      <style:text-properties style:font-name="Arial" officeooo:rsid="00523e45" officeooo:paragraph-rsid="00523e45"/>
    </style:style>
    <style:style style:name="P85" style:family="paragraph" style:parent-style-name="Standard">
      <style:text-properties style:font-name="Arial" officeooo:rsid="00523e45" officeooo:paragraph-rsid="00732610"/>
    </style:style>
    <style:style style:name="P86" style:family="paragraph" style:parent-style-name="Standard">
      <style:text-properties style:font-name="Arial" officeooo:rsid="0053aff5" officeooo:paragraph-rsid="0053aff5"/>
    </style:style>
    <style:style style:name="P87" style:family="paragraph" style:parent-style-name="Standard">
      <style:text-properties style:font-name="Arial" officeooo:rsid="005770dc" officeooo:paragraph-rsid="005770dc"/>
    </style:style>
    <style:style style:name="P88" style:family="paragraph" style:parent-style-name="Standard">
      <style:text-properties style:font-name="Arial" officeooo:rsid="005be869" officeooo:paragraph-rsid="005eddf7"/>
    </style:style>
    <style:style style:name="P89" style:family="paragraph" style:parent-style-name="Standard">
      <style:text-properties style:font-name="Arial" officeooo:rsid="005db274" officeooo:paragraph-rsid="005db274"/>
    </style:style>
    <style:style style:name="P90" style:family="paragraph" style:parent-style-name="Standard">
      <style:text-properties style:font-name="Arial" fo:font-size="12pt" officeooo:rsid="005db274" officeooo:paragraph-rsid="005eddf7" style:font-size-asian="12pt" style:font-size-complex="12pt"/>
    </style:style>
    <style:style style:name="P91" style:family="paragraph" style:parent-style-name="Standard">
      <style:text-properties style:font-name="Arial" fo:font-size="12pt" officeooo:rsid="005eddf7" officeooo:paragraph-rsid="005eddf7" style:font-size-asian="12pt" style:font-size-complex="12pt"/>
    </style:style>
    <style:style style:name="P92" style:family="paragraph" style:parent-style-name="Standard">
      <style:text-properties style:font-name="Arial" fo:font-size="12pt" officeooo:rsid="006045a3" officeooo:paragraph-rsid="006045a3" style:font-size-asian="12pt" style:font-size-complex="12pt"/>
    </style:style>
    <style:style style:name="P93" style:family="paragraph" style:parent-style-name="Standard">
      <style:text-properties style:font-name="Arial" fo:font-size="12pt" officeooo:rsid="00688f5e" officeooo:paragraph-rsid="0066fbb5" style:font-size-asian="10.5pt" style:font-size-complex="12pt"/>
    </style:style>
    <style:style style:name="P94" style:family="paragraph" style:parent-style-name="Standard">
      <style:text-properties style:font-name="Arial" fo:font-size="12pt" officeooo:rsid="00688f5e" officeooo:paragraph-rsid="00688f5e" style:font-size-asian="10.5pt" style:font-size-complex="12pt"/>
    </style:style>
    <style:style style:name="P95" style:family="paragraph" style:parent-style-name="Standard">
      <style:text-properties style:font-name="Arial" officeooo:rsid="00617ceb" officeooo:paragraph-rsid="00617ceb"/>
    </style:style>
    <style:style style:name="P96" style:family="paragraph" style:parent-style-name="Standard">
      <style:text-properties style:font-name="Arial" officeooo:rsid="0062dbcf" officeooo:paragraph-rsid="0062dbcf"/>
    </style:style>
    <style:style style:name="P97" style:family="paragraph" style:parent-style-name="Standard">
      <style:text-properties style:font-name="Arial" officeooo:rsid="00371bb8" officeooo:paragraph-rsid="0062ebd0"/>
    </style:style>
    <style:style style:name="P98" style:family="paragraph" style:parent-style-name="Standard">
      <style:text-properties style:font-name="Arial" officeooo:rsid="000db76e" officeooo:paragraph-rsid="0062ebd0"/>
    </style:style>
    <style:style style:name="P99" style:family="paragraph" style:parent-style-name="Standard">
      <style:text-properties style:font-name="Arial" officeooo:rsid="00636a93" officeooo:paragraph-rsid="00636a93"/>
    </style:style>
    <style:style style:name="P100" style:family="paragraph" style:parent-style-name="Standard">
      <style:text-properties style:font-name="Arial" officeooo:rsid="0066fbb5" officeooo:paragraph-rsid="0066fbb5"/>
    </style:style>
    <style:style style:name="P101" style:family="paragraph" style:parent-style-name="Standard">
      <style:text-properties style:font-name="Arial" officeooo:rsid="006e0d49" officeooo:paragraph-rsid="006e0d49"/>
    </style:style>
    <style:style style:name="P102" style:family="paragraph" style:parent-style-name="Standard">
      <style:text-properties style:font-name="Arial" officeooo:rsid="006ef6de" officeooo:paragraph-rsid="006ef6de"/>
    </style:style>
    <style:style style:name="P103" style:family="paragraph" style:parent-style-name="Standard">
      <style:text-properties style:font-name="Arial" officeooo:rsid="00135c1d" officeooo:paragraph-rsid="0004eb5e"/>
    </style:style>
    <style:style style:name="P104" style:family="paragraph" style:parent-style-name="Standard">
      <style:text-properties style:font-name="Arial" officeooo:rsid="006ff709" officeooo:paragraph-rsid="006ff709"/>
    </style:style>
    <style:style style:name="P105" style:family="paragraph" style:parent-style-name="Standard">
      <style:text-properties style:font-name="Arial" officeooo:rsid="00739322" officeooo:paragraph-rsid="00739322"/>
    </style:style>
    <style:style style:name="P106" style:family="paragraph" style:parent-style-name="Standard">
      <style:text-properties style:font-name="Arial" officeooo:rsid="00345af8" officeooo:paragraph-rsid="0062ebd0"/>
    </style:style>
    <style:style style:name="P107" style:family="paragraph" style:parent-style-name="Standard">
      <style:text-properties style:font-name="Arial" officeooo:rsid="0075d108" officeooo:paragraph-rsid="0075d108"/>
    </style:style>
    <style:style style:name="P108" style:family="paragraph" style:parent-style-name="Standard">
      <style:text-properties officeooo:paragraph-rsid="00189cf8"/>
    </style:style>
    <style:style style:name="P109" style:family="paragraph" style:parent-style-name="Standard">
      <style:text-properties officeooo:paragraph-rsid="00098846"/>
    </style:style>
    <style:style style:name="P110" style:family="paragraph" style:parent-style-name="Standard">
      <style:text-properties style:font-name="DejaVu Sans Mono" fo:font-size="10pt" officeooo:rsid="00134826" officeooo:paragraph-rsid="00134826" style:font-size-asian="10pt" style:font-size-complex="10pt"/>
    </style:style>
    <style:style style:name="P111" style:family="paragraph" style:parent-style-name="Standard">
      <style:text-properties style:font-name="DejaVu Sans Mono" fo:font-size="10pt" officeooo:rsid="005db274" officeooo:paragraph-rsid="005db274" style:font-size-asian="10pt" style:font-size-complex="10pt"/>
    </style:style>
    <style:style style:name="P112" style:family="paragraph" style:parent-style-name="Standard">
      <style:text-properties style:font-name="DejaVu Sans Mono" fo:font-size="10pt" officeooo:rsid="0066fbb5" officeooo:paragraph-rsid="0066fbb5" style:font-size-asian="10pt" style:font-size-complex="10pt"/>
    </style:style>
    <style:style style:name="P113" style:family="paragraph" style:parent-style-name="Standard">
      <style:text-properties officeooo:paragraph-rsid="004476fd"/>
    </style:style>
    <style:style style:name="P114" style:family="paragraph" style:parent-style-name="Standard">
      <style:text-properties style:text-position="0% 100%" style:font-name="Arial" officeooo:rsid="0051cd47" officeooo:paragraph-rsid="0051cd47"/>
    </style:style>
    <style:style style:name="P115" style:family="paragraph" style:parent-style-name="Standard">
      <style:text-properties style:text-position="0% 100%" style:font-name="Arial" officeooo:rsid="0052099e" officeooo:paragraph-rsid="0051cd47"/>
    </style:style>
    <style:style style:name="P116" style:family="paragraph" style:parent-style-name="Standard">
      <style:text-properties style:text-position="0% 100%" style:font-name="Arial" officeooo:rsid="0052099e" officeooo:paragraph-rsid="0052099e"/>
    </style:style>
    <style:style style:name="P117" style:family="paragraph" style:parent-style-name="Standard">
      <style:text-properties officeooo:paragraph-rsid="0062ebd0"/>
    </style:style>
    <style:style style:name="P118" style:family="paragraph" style:parent-style-name="Standard">
      <style:paragraph-properties fo:break-before="page"/>
      <style:text-properties style:font-name="Arial" fo:font-weight="bold" officeooo:rsid="0005b810" officeooo:paragraph-rsid="0005b810" style:font-weight-asian="bold" style:font-weight-complex="bold"/>
    </style:style>
    <style:style style:name="P119" style:family="paragraph" style:parent-style-name="Standard">
      <style:paragraph-properties fo:break-before="page"/>
      <style:text-properties style:font-name="Arial" fo:font-weight="bold" officeooo:rsid="00098846" officeooo:paragraph-rsid="00098846" style:font-weight-asian="bold" style:font-weight-complex="bold"/>
    </style:style>
    <style:style style:name="P120" style:family="paragraph" style:parent-style-name="Standard">
      <style:paragraph-properties fo:break-before="page"/>
      <style:text-properties style:font-name="Arial" fo:font-weight="bold" officeooo:rsid="000d4260" officeooo:paragraph-rsid="000d4260" style:font-weight-asian="bold" style:font-weight-complex="bold"/>
    </style:style>
    <style:style style:name="P121" style:family="paragraph" style:parent-style-name="Standard">
      <style:paragraph-properties fo:break-before="page"/>
      <style:text-properties style:font-name="Arial" fo:font-weight="bold" officeooo:rsid="000c01af" officeooo:paragraph-rsid="000c01af" style:font-weight-asian="bold" style:font-weight-complex="bold"/>
    </style:style>
    <style:style style:name="P122" style:family="paragraph" style:parent-style-name="Standard">
      <style:paragraph-properties fo:break-before="page"/>
      <style:text-properties style:font-name="Arial" fo:font-weight="bold" officeooo:rsid="00103c11" officeooo:paragraph-rsid="00103c11" style:font-weight-asian="bold" style:font-weight-complex="bold"/>
    </style:style>
    <style:style style:name="P123" style:family="paragraph" style:parent-style-name="Standard">
      <style:paragraph-properties fo:break-before="page"/>
      <style:text-properties style:font-name="Arial" fo:font-weight="bold" officeooo:rsid="00307161" officeooo:paragraph-rsid="00307161" style:font-weight-asian="bold" style:font-weight-complex="bold"/>
    </style:style>
    <style:style style:name="P124" style:family="paragraph" style:parent-style-name="Standard">
      <style:paragraph-properties fo:break-before="page"/>
      <style:text-properties style:font-name="Arial" officeooo:rsid="00129e1b" officeooo:paragraph-rsid="0004eb5e"/>
    </style:style>
    <style:style style:name="P125" style:family="paragraph" style:parent-style-name="Standard">
      <style:paragraph-properties fo:break-before="page"/>
      <style:text-properties style:font-name="Arial" officeooo:rsid="000578ee" officeooo:paragraph-rsid="000578ee"/>
    </style:style>
    <style:style style:name="P126" style:family="paragraph" style:parent-style-name="Standard">
      <style:paragraph-properties fo:break-before="page"/>
      <style:text-properties style:font-name="Arial" officeooo:rsid="000578ee" officeooo:paragraph-rsid="001d8d63"/>
    </style:style>
    <style:style style:name="P127" style:family="paragraph" style:parent-style-name="Standard">
      <style:paragraph-properties fo:break-before="page"/>
      <style:text-properties style:font-name="Arial" officeooo:rsid="0005b810" officeooo:paragraph-rsid="0005b810"/>
    </style:style>
    <style:style style:name="P128" style:family="paragraph" style:parent-style-name="Standard">
      <style:paragraph-properties fo:break-before="page"/>
      <style:text-properties style:font-name="Arial" officeooo:rsid="00098846" officeooo:paragraph-rsid="00307161"/>
    </style:style>
    <style:style style:name="P129" style:family="paragraph" style:parent-style-name="Standard">
      <style:paragraph-properties fo:break-before="page"/>
      <style:text-properties style:font-name="Arial" officeooo:rsid="000c01af" officeooo:paragraph-rsid="0062ebd0"/>
    </style:style>
    <style:style style:name="P130" style:family="paragraph" style:parent-style-name="Standard">
      <style:paragraph-properties fo:break-before="page"/>
      <style:text-properties style:font-name="Arial" officeooo:rsid="00134826" officeooo:paragraph-rsid="0062ebd0"/>
    </style:style>
    <style:style style:name="P131" style:family="paragraph" style:parent-style-name="Standard">
      <style:paragraph-properties fo:break-before="page"/>
      <style:text-properties style:font-name="Arial" officeooo:rsid="0034bf88" officeooo:paragraph-rsid="0062ebd0"/>
    </style:style>
    <style:style style:name="P132" style:family="paragraph" style:parent-style-name="Standard">
      <style:paragraph-properties fo:break-before="page"/>
      <style:text-properties style:font-name="Arial" officeooo:rsid="0036cdd2" officeooo:paragraph-rsid="0036cdd2"/>
    </style:style>
    <style:style style:name="P133" style:family="paragraph" style:parent-style-name="Standard">
      <style:paragraph-properties fo:break-before="page"/>
      <style:text-properties style:font-name="Arial" officeooo:rsid="0034f48e" officeooo:paragraph-rsid="0034f48e"/>
    </style:style>
    <style:style style:name="P134" style:family="paragraph" style:parent-style-name="Standard">
      <style:paragraph-properties fo:break-before="page"/>
      <style:text-properties style:font-name="Arial" officeooo:rsid="00474bd3" officeooo:paragraph-rsid="00474bd3"/>
    </style:style>
    <style:style style:name="P135" style:family="paragraph" style:parent-style-name="Standard">
      <style:paragraph-properties fo:break-before="page"/>
      <style:text-properties style:font-name="Arial" officeooo:rsid="005db274" officeooo:paragraph-rsid="005db274"/>
    </style:style>
    <style:style style:name="P136" style:family="paragraph" style:parent-style-name="Standard">
      <style:paragraph-properties fo:break-before="page"/>
      <style:text-properties style:font-name="DejaVu Sans Mono" fo:font-size="10pt" officeooo:rsid="0066fbb5" officeooo:paragraph-rsid="0066fbb5" style:font-size-asian="10pt" style:font-size-complex="10pt"/>
    </style:style>
    <style:style style:name="P137" style:family="paragraph" style:parent-style-name="Standard_20__28_user_29_">
      <style:text-properties style:font-name="Arial1" fo:background-color="#ffffff"/>
    </style:style>
    <style:style style:name="P138" style:family="paragraph" style:parent-style-name="Standard_20__28_user_29_">
      <style:text-properties style:font-name="Arial1" officeooo:rsid="00098846" fo:background-color="#ffffff"/>
    </style:style>
    <style:style style:name="P139" style:family="paragraph" style:parent-style-name="Standard_20__28_user_29_">
      <style:text-properties style:font-name="Arial1" fo:font-weight="bold" fo:background-color="#ffffff" style:font-weight-asian="bold" style:font-weight-complex="bold"/>
    </style:style>
    <style:style style:name="P140" style:family="paragraph" style:parent-style-name="Standard">
      <style:text-properties style:font-name="Arial" officeooo:rsid="00636a93" officeooo:paragraph-rsid="007717a4"/>
    </style:style>
    <style:style style:name="P141" style:family="paragraph" style:parent-style-name="Standard">
      <style:text-properties style:font-name="Arial" officeooo:rsid="00636a93" officeooo:paragraph-rsid="00636a93"/>
    </style:style>
    <style:style style:name="P142" style:family="paragraph" style:parent-style-name="Standard">
      <style:text-properties style:font-name="Arial" officeooo:rsid="003e4554" officeooo:paragraph-rsid="003e4554"/>
    </style:style>
    <style:style style:name="P143" style:family="paragraph" style:parent-style-name="Standard">
      <style:text-properties style:font-name="Arial" officeooo:rsid="007717a4" officeooo:paragraph-rsid="007717a4"/>
    </style:style>
    <style:style style:name="P144" style:family="paragraph" style:parent-style-name="Standard">
      <style:text-properties style:font-name="Arial" officeooo:rsid="00424f56" officeooo:paragraph-rsid="00424f56"/>
    </style:style>
    <style:style style:name="P145" style:family="paragraph" style:parent-style-name="Standard">
      <style:text-properties style:font-name="Arial" officeooo:rsid="007a3bb8" officeooo:paragraph-rsid="007a3bb8"/>
    </style:style>
    <style:style style:name="P146" style:family="paragraph">
      <style:paragraph-properties fo:text-align="center" style:writing-mode="lr-tb"/>
    </style:style>
    <style:style style:name="P147" style:family="paragraph">
      <loext:graphic-properties draw:fill="solid" draw:fill-color="#ffffff"/>
      <style:paragraph-properties fo:text-align="center" style:writing-mode="lr-tb"/>
    </style:style>
    <style:style style:name="P148" style:family="paragraph">
      <loext:graphic-properties draw:fill="none"/>
      <style:paragraph-properties fo:text-align="center"/>
    </style:style>
    <style:style style:name="P149" style:family="paragraph">
      <loext:graphic-properties draw:fill="solid" draw:fill-color="#ffffff" draw:opacity="0%"/>
    </style:style>
    <style:style style:name="P150" style:family="paragraph">
      <loext:graphic-properties draw:fill="solid" draw:fill-color="#729fcf" draw:opacity="0%"/>
    </style:style>
    <style:style style:name="T1" style:family="text">
      <style:text-properties fo:background-color="#ffffff" loext:char-shading-value="0"/>
    </style:style>
    <style:style style:name="T2" style:family="text">
      <style:text-properties officeooo:rsid="002ddba4" fo:background-color="#ffffff" loext:char-shading-value="0"/>
    </style:style>
    <style:style style:name="T3" style:family="text">
      <style:text-properties officeooo:rsid="00167545" fo:background-color="#ffffff" loext:char-shading-value="0"/>
    </style:style>
    <style:style style:name="T4" style:family="text">
      <style:text-properties officeooo:rsid="00183ccf" fo:background-color="#ffffff" loext:char-shading-value="0"/>
    </style:style>
    <style:style style:name="T5" style:family="text">
      <style:text-properties officeooo:rsid="0004eb5e" fo:background-color="#ffffff" loext:char-shading-value="0"/>
    </style:style>
    <style:style style:name="T6" style:family="text">
      <style:text-properties officeooo:rsid="002d8da7" fo:background-color="#ffffff" loext:char-shading-value="0"/>
    </style:style>
    <style:style style:name="T7" style:family="text">
      <style:text-properties officeooo:rsid="00732610" fo:background-color="#ffffff" loext:char-shading-value="0"/>
    </style:style>
    <style:style style:name="T8" style:family="text">
      <style:text-properties officeooo:rsid="007717a4" fo:background-color="#ffffff" loext:char-shading-value="0"/>
    </style:style>
    <style:style style:name="T9" style:family="text">
      <style:text-properties fo:background-color="#ffffff" loext:char-shading-value="0"/>
    </style:style>
    <style:style style:name="T10" style:family="text">
      <style:text-properties officeooo:rsid="003e4554" fo:background-color="#ffffff" loext:char-shading-value="0"/>
    </style:style>
    <style:style style:name="T11" style:family="text">
      <style:text-properties officeooo:rsid="003fe707" fo:background-color="#ffffff" loext:char-shading-value="0"/>
    </style:style>
    <style:style style:name="T12" style:family="text">
      <style:text-properties officeooo:rsid="00135c1d"/>
    </style:style>
    <style:style style:name="T13" style:family="text">
      <style:text-properties officeooo:rsid="0004eb5e"/>
    </style:style>
    <style:style style:name="T14" style:family="text">
      <style:text-properties officeooo:rsid="0005b810"/>
    </style:style>
    <style:style style:name="T15" style:family="text">
      <style:text-properties fo:font-weight="bold" style:font-weight-asian="bold" style:font-weight-complex="bold"/>
    </style:style>
    <style:style style:name="T16" style:family="text">
      <style:text-properties officeooo:rsid="000ef122"/>
    </style:style>
    <style:style style:name="T17" style:family="text">
      <style:text-properties officeooo:rsid="00103c11"/>
    </style:style>
    <style:style style:name="T18" style:family="text">
      <style:text-properties fo:font-size="10pt" style:font-size-asian="10pt" style:font-size-complex="10pt"/>
    </style:style>
    <style:style style:name="T19" style:family="text">
      <style:text-properties fo:font-size="10pt" officeooo:rsid="0022fbfa" style:font-size-asian="10pt" style:font-size-complex="10pt"/>
    </style:style>
    <style:style style:name="T20" style:family="text">
      <style:text-properties fo:font-size="10pt" officeooo:rsid="0027e489" style:font-size-asian="10pt" style:font-size-complex="10pt"/>
    </style:style>
    <style:style style:name="T21" style:family="text">
      <style:text-properties officeooo:rsid="00134826"/>
    </style:style>
    <style:style style:name="T22" style:family="text">
      <style:text-properties officeooo:rsid="00167545"/>
    </style:style>
    <style:style style:name="T23" style:family="text">
      <style:text-properties officeooo:rsid="00189cf8"/>
    </style:style>
    <style:style style:name="T24" style:family="text">
      <style:text-properties officeooo:rsid="001a2a54"/>
    </style:style>
    <style:style style:name="T25" style:family="text">
      <style:text-properties officeooo:rsid="001bac49"/>
    </style:style>
    <style:style style:name="T26" style:family="text">
      <style:text-properties officeooo:rsid="001d8d63"/>
    </style:style>
    <style:style style:name="T27" style:family="text">
      <style:text-properties officeooo:rsid="001f8551"/>
    </style:style>
    <style:style style:name="T28" style:family="text">
      <style:text-properties officeooo:rsid="0021354d"/>
    </style:style>
    <style:style style:name="T29" style:family="text">
      <style:text-properties officeooo:rsid="0022fbfa"/>
    </style:style>
    <style:style style:name="T30" style:family="text">
      <style:text-properties officeooo:rsid="0023958b"/>
    </style:style>
    <style:style style:name="T31" style:family="text">
      <style:text-properties officeooo:rsid="0026863e"/>
    </style:style>
    <style:style style:name="T32" style:family="text">
      <style:text-properties style:font-name="Arial"/>
    </style:style>
    <style:style style:name="T33" style:family="text">
      <style:text-properties style:font-name="Arial" officeooo:rsid="000ef122"/>
    </style:style>
    <style:style style:name="T34" style:family="text">
      <style:text-properties style:font-name="Arial" officeooo:rsid="0026863e"/>
    </style:style>
    <style:style style:name="T35" style:family="text">
      <style:text-properties style:font-name="Arial" officeooo:rsid="003266a7"/>
    </style:style>
    <style:style style:name="T36" style:family="text">
      <style:text-properties style:font-name="Arial" officeooo:rsid="0032a028"/>
    </style:style>
    <style:style style:name="T37" style:family="text">
      <style:text-properties style:font-name="Arial" officeooo:rsid="00345af8"/>
    </style:style>
    <style:style style:name="T38" style:family="text">
      <style:text-properties style:font-name="Arial" officeooo:rsid="00134826"/>
    </style:style>
    <style:style style:name="T39" style:family="text">
      <style:text-properties style:font-name="Arial" officeooo:rsid="00098846"/>
    </style:style>
    <style:style style:name="T40" style:family="text">
      <style:text-properties style:font-name="Arial" officeooo:rsid="00371bb8"/>
    </style:style>
    <style:style style:name="T41" style:family="text">
      <style:text-properties style:font-name="Arial" officeooo:rsid="004476fd"/>
    </style:style>
    <style:style style:name="T42" style:family="text">
      <style:text-properties style:font-name="Arial" officeooo:rsid="0045ab33"/>
    </style:style>
    <style:style style:name="T43" style:family="text">
      <style:text-properties style:font-name="Arial" officeooo:rsid="005db274" fo:background-color="#ffff00" loext:char-shading-value="0"/>
    </style:style>
    <style:style style:name="T44" style:family="text">
      <style:text-properties style:font-name="Arial" officeooo:rsid="0062ebd0"/>
    </style:style>
    <style:style style:name="T45" style:family="text">
      <style:text-properties style:font-name="Arial" officeooo:rsid="001bac49"/>
    </style:style>
    <style:style style:name="T46" style:family="text">
      <style:text-properties officeooo:rsid="002787e5"/>
    </style:style>
    <style:style style:name="T47" style:family="text">
      <style:text-properties officeooo:rsid="0027e489"/>
    </style:style>
    <style:style style:name="T48" style:family="text">
      <style:text-properties officeooo:rsid="00284f08"/>
    </style:style>
    <style:style style:name="T49" style:family="text">
      <style:text-properties fo:background-color="#ffff00" loext:char-shading-value="0"/>
    </style:style>
    <style:style style:name="T50" style:family="text">
      <style:text-properties officeooo:rsid="003cca64" fo:background-color="#ffff00" loext:char-shading-value="0"/>
    </style:style>
    <style:style style:name="T51" style:family="text">
      <style:text-properties officeooo:rsid="003e4554" fo:background-color="#ffff00" loext:char-shading-value="0"/>
    </style:style>
    <style:style style:name="T52" style:family="text">
      <style:text-properties officeooo:rsid="007717a4" fo:background-color="#ffff00" loext:char-shading-value="0"/>
    </style:style>
    <style:style style:name="T53" style:family="text">
      <style:text-properties officeooo:rsid="002ddba4"/>
    </style:style>
    <style:style style:name="T54" style:family="text">
      <style:text-properties officeooo:rsid="00307161"/>
    </style:style>
    <style:style style:name="T55" style:family="text">
      <style:text-properties officeooo:rsid="0032a028"/>
    </style:style>
    <style:style style:name="T56" style:family="text">
      <style:text-properties officeooo:rsid="00341128"/>
    </style:style>
    <style:style style:name="T57" style:family="text">
      <style:text-properties officeooo:rsid="00345af8"/>
    </style:style>
    <style:style style:name="T58" style:family="text">
      <style:text-properties officeooo:rsid="003461b8"/>
    </style:style>
    <style:style style:name="T59" style:family="text">
      <style:text-properties officeooo:rsid="0034bf88"/>
    </style:style>
    <style:style style:name="T60" style:family="text">
      <style:text-properties officeooo:rsid="0034f48e"/>
    </style:style>
    <style:style style:name="T61" style:family="text">
      <style:text-properties officeooo:rsid="0036cdd2"/>
    </style:style>
    <style:style style:name="T62" style:family="text">
      <style:text-properties officeooo:rsid="00371bb8"/>
    </style:style>
    <style:style style:name="T63" style:family="text">
      <style:text-properties officeooo:rsid="00387f96"/>
    </style:style>
    <style:style style:name="T64" style:family="text">
      <style:text-properties officeooo:rsid="00395ec8"/>
    </style:style>
    <style:style style:name="T65" style:family="text">
      <style:text-properties style:text-position="super 58%"/>
    </style:style>
    <style:style style:name="T66" style:family="text">
      <style:text-properties style:text-position="super 58%" officeooo:rsid="0051cd47"/>
    </style:style>
    <style:style style:name="T67" style:family="text">
      <style:text-properties style:text-position="super 58%" fo:background-color="#ffff00" loext:char-shading-value="0"/>
    </style:style>
    <style:style style:name="T68" style:family="text">
      <style:text-properties style:text-position="super 58%" officeooo:rsid="003e4554" fo:background-color="#ffff00" loext:char-shading-value="0"/>
    </style:style>
    <style:style style:name="T69" style:family="text">
      <style:text-properties style:text-position="super 58%" fo:background-color="#ffffff" loext:char-shading-value="0"/>
    </style:style>
    <style:style style:name="T70" style:family="text">
      <style:text-properties officeooo:rsid="003fe707"/>
    </style:style>
    <style:style style:name="T71" style:family="text">
      <style:text-properties officeooo:rsid="00400600"/>
    </style:style>
    <style:style style:name="T72" style:family="text">
      <style:text-properties officeooo:rsid="0034b8da"/>
    </style:style>
    <style:style style:name="T73" style:family="text">
      <style:text-properties officeooo:rsid="00536289"/>
    </style:style>
    <style:style style:name="T74" style:family="text">
      <style:text-properties officeooo:rsid="00431ae0"/>
    </style:style>
    <style:style style:name="T75" style:family="text">
      <style:text-properties fo:font-weight="normal" style:font-weight-asian="normal" style:font-weight-complex="normal"/>
    </style:style>
    <style:style style:name="T76" style:family="text">
      <style:text-properties officeooo:rsid="0045ab33"/>
    </style:style>
    <style:style style:name="T77" style:family="text">
      <style:text-properties officeooo:rsid="004a96bc"/>
    </style:style>
    <style:style style:name="T78" style:family="text">
      <style:text-properties officeooo:rsid="004b939f"/>
    </style:style>
    <style:style style:name="T79" style:family="text">
      <style:text-properties officeooo:rsid="0058e6fb"/>
    </style:style>
    <style:style style:name="T80" style:family="text">
      <style:text-properties fo:color="#000000" fo:font-weight="normal" fo:background-color="#ffffff" loext:char-shading-value="0" style:font-weight-asian="normal" style:font-weight-complex="normal"/>
    </style:style>
    <style:style style:name="T81" style:family="text">
      <style:text-properties fo:color="#000000" fo:font-weight="normal" officeooo:rsid="0012def0" fo:background-color="#ffffff" loext:char-shading-value="0" style:font-weight-asian="normal" style:font-weight-complex="normal"/>
    </style:style>
    <style:style style:name="T82" style:family="text">
      <style:text-properties officeooo:rsid="004cdd4f"/>
    </style:style>
    <style:style style:name="T83" style:family="text">
      <style:text-properties officeooo:rsid="004e3708"/>
    </style:style>
    <style:style style:name="T84" style:family="text">
      <style:text-properties officeooo:rsid="005099f5"/>
    </style:style>
    <style:style style:name="T85" style:family="text">
      <style:text-properties style:text-position="0% 100%"/>
    </style:style>
    <style:style style:name="T86" style:family="text">
      <style:text-properties style:text-position="0% 100%" officeooo:rsid="0052099e"/>
    </style:style>
    <style:style style:name="T87" style:family="text">
      <style:text-properties style:text-position="0% 100%" officeooo:rsid="0051cd47"/>
    </style:style>
    <style:style style:name="T88" style:family="text">
      <style:text-properties style:text-position="0% 100%" officeooo:rsid="005099f5"/>
    </style:style>
    <style:style style:name="T89" style:family="text">
      <style:text-properties style:text-position="0% 100%" fo:background-color="#ffff00" loext:char-shading-value="0"/>
    </style:style>
    <style:style style:name="T90" style:family="text">
      <style:text-properties style:text-position="0% 100%" officeooo:rsid="006e8df3" fo:background-color="#ffff00" loext:char-shading-value="0"/>
    </style:style>
    <style:style style:name="T91" style:family="text">
      <style:text-properties style:text-position="0% 100%" officeooo:rsid="006e8df3"/>
    </style:style>
    <style:style style:name="T92" style:family="text">
      <style:text-properties style:text-position="0% 100%" officeooo:rsid="003e4554" fo:background-color="#ffffff" loext:char-shading-value="0"/>
    </style:style>
    <style:style style:name="T93" style:family="text">
      <style:text-properties style:text-position="0% 100%" fo:background-color="#ffffff" loext:char-shading-value="0"/>
    </style:style>
    <style:style style:name="T94" style:family="text">
      <style:text-properties officeooo:rsid="0055a364"/>
    </style:style>
    <style:style style:name="T95" style:family="text">
      <style:text-properties officeooo:rsid="005684ec"/>
    </style:style>
    <style:style style:name="T96" style:family="text">
      <style:text-properties officeooo:rsid="00596858"/>
    </style:style>
    <style:style style:name="T97" style:family="text">
      <style:text-properties officeooo:rsid="005a183e"/>
    </style:style>
    <style:style style:name="T98" style:family="text">
      <style:text-properties officeooo:rsid="005eddf7"/>
    </style:style>
    <style:style style:name="T99" style:family="text">
      <style:text-properties officeooo:rsid="006045a3"/>
    </style:style>
    <style:style style:name="T100" style:family="text">
      <style:text-properties fo:background-color="#b4c7dc" loext:char-shading-value="0"/>
    </style:style>
    <style:style style:name="T101" style:family="text">
      <style:text-properties officeooo:rsid="00617ceb"/>
    </style:style>
    <style:style style:name="T102" style:family="text">
      <style:text-properties officeooo:rsid="0062dbcf"/>
    </style:style>
    <style:style style:name="T103" style:family="text">
      <style:text-properties officeooo:rsid="0062ebd0"/>
    </style:style>
    <style:style style:name="T104" style:family="text">
      <style:text-properties fo:font-size="12pt" officeooo:rsid="0062ebd0" style:font-size-asian="10.5pt" style:font-size-complex="12pt"/>
    </style:style>
    <style:style style:name="T105" style:family="text">
      <style:text-properties officeooo:rsid="00636a93"/>
    </style:style>
    <style:style style:name="T106" style:family="text">
      <style:text-properties officeooo:rsid="00651ee9"/>
    </style:style>
    <style:style style:name="T107" style:family="text">
      <style:text-properties officeooo:rsid="0066fbb5"/>
    </style:style>
    <style:style style:name="T108" style:family="text">
      <style:text-properties fo:background-color="#bbe33d" loext:char-shading-value="0"/>
    </style:style>
    <style:style style:name="T109" style:family="text">
      <style:text-properties officeooo:rsid="00689ade"/>
    </style:style>
    <style:style style:name="T110" style:family="text">
      <style:text-properties officeooo:rsid="006a7476"/>
    </style:style>
    <style:style style:name="T111" style:family="text">
      <style:text-properties officeooo:rsid="006e0d49"/>
    </style:style>
    <style:style style:name="T112" style:family="text">
      <style:text-properties officeooo:rsid="006e70f8"/>
    </style:style>
    <style:style style:name="T113" style:family="text">
      <style:text-properties officeooo:rsid="0072f629"/>
    </style:style>
    <style:style style:name="T114" style:family="text">
      <style:text-properties officeooo:rsid="00732610"/>
    </style:style>
    <style:style style:name="T115" style:family="text">
      <style:text-properties officeooo:rsid="0078fc8a"/>
    </style:style>
    <style:style style:name="T116" style:family="text">
      <style:text-properties officeooo:rsid="007a3b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vg:stroke-color="#ffffff" draw:fill="solid" draw:fill-color="#ffffff" draw:textarea-horizontal-align="justify" draw:textarea-vertical-align="middle" draw:auto-grow-height="false" fo:min-height="0.894cm" fo:min-width="4.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19cm" svg:stroke-color="#000000" draw:marker-start-width="0.379cm" draw:marker-end-width="0.379cm" draw:fill="none" draw:textarea-vertical-align="middle" draw:auto-grow-height="false" fo:min-height="7.23cm" fo:min-width="0.40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19cm" svg:stroke-color="#000000" draw:marker-start-width="0.379cm" draw:marker-end-width="0.379cm" draw:fill="solid" draw:fill-color="#ffffff" draw:opacity="0%" draw:textarea-horizontal-align="justify" draw:textarea-vertical-align="middle" draw:auto-grow-height="false" fo:min-height="1.468cm" fo:min-width="5.618cm" fo:padding-top="0.009cm" fo:padding-bottom="0.009cm" fo:padding-left="0.009cm" fo:padding-right="0.00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19cm" svg:stroke-color="#000000" draw:marker-start-width="0.379cm" draw:marker-end-width="0.379cm" draw:fill="solid" draw:fill-color="#729fcf" draw:opacity="0%" draw:textarea-horizontal-align="justify" draw:textarea-vertical-align="middle" draw:auto-grow-height="false" fo:min-height="5.794cm" fo:min-width="3.175cm" fo:padding-top="0.009cm" fo:padding-bottom="0.009cm" fo:padding-left="0.009cm" fo:padding-right="0.00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text:span text:style-name="T13">2</text:span> <text:span text:style-name="T13">Spring</text:span> CPSC 240-<text:span text:style-name="T63">5 </text:span><text:span text:style-name="T50">Answers</text:span></text:p>
      <text:p text:style-name="P2">Midterm Concepts Test</text:p>
      <text:p text:style-name="P3"><text:span text:style-name="T13">March</text:span> <text:span text:style-name="T13">2</text:span><text:span text:style-name="T22">4</text:span>, 202<text:span text:style-name="T13">2</text:span> <text:s/><text:span text:style-name="T53">2</text:span>:<text:span text:style-name="T53">0</text:span>0<text:span text:style-name="T2">p</text:span><text:span text:style-name="T1">m-</text:span><text:span text:style-name="T2">5</text:span><text:span text:style-name="T1">:</text:span><text:span text:style-name="T2">3</text:span><text:span text:style-name="T1">0</text:span><text:span text:style-name="T3">p</text:span><text:span text:style-name="T1">m</text:span></text:p>
      <text:p text:style-name="P6"/>
      <text:p text:style-name="P7"/>
      <text:p text:style-name="P4">Read me</text:p>
      <text:p text:style-name="P8"/>
      <text:p text:style-name="P8">Place your answers in the space following each question.</text:p>
      <text:p text:style-name="P8"/>
      <text:p text:style-name="P8">Place your name in the test on the last page.</text:p>
      <text:p text:style-name="P8"/>
      <text:p text:style-name="P8"><text:span text:style-name="T1">Near </text:span><text:span text:style-name="T2">5</text:span><text:span text:style-name="T4">:</text:span><text:span text:style-name="T2">2</text:span><text:span text:style-name="T5">0</text:span><text:span text:style-name="T6">p</text:span><text:span text:style-name="T1">m begin t</text:span>o save your test document in either odt, or doc, or docx format.</text:p>
      <text:p text:style-name="P8"/>
      <text:p text:style-name="P12">This is very important: do not save anything in pdf format.</text:p>
      <text:p text:style-name="P8"/>
      <text:p text:style-name="P8"><text:span text:style-name="T1">Before </text:span><text:span text:style-name="T2">5</text:span><text:span text:style-name="T1">:</text:span><text:span text:style-name="T2">2</text:span><text:span text:style-name="T1">9pm send</text:span> your document as an attachment to me: <text:s/>holliday@fullerton.edu</text:p>
      <text:p text:style-name="P8"/>
      <text:p text:style-name="P8">If you encounter a question where you feel that you must guess an answer then place the w<text:span text:style-name="T1">ord “Blank” in t</text:span>he space for the answer and you will re<text:span text:style-name="T1">ceive 20% of the cre</text:span>dit for that question.</text:p>
      <text:p text:style-name="P8"/>
      <text:p text:style-name="P9">If the answer space is empty then the points for that question are zero.</text:p>
      <text:p text:style-name="P8"/>
      <text:p text:style-name="P9">You may use any word processing tool at your disposal provided it can save files in one of the three accepted formats.</text:p>
      <text:p text:style-name="P9"/>
      <text:p text:style-name="P9">If your computer has no word processor program then <text:span text:style-name="T13">use</text:span> Google Docs, which saves files in every format ever created on this planet.</text:p>
      <text:p text:style-name="P9"/>
      <text:p text:style-name="P9">The total point value of this test is 100 points, which is one-<text:span text:style-name="T13">fourth</text:span> of your course grade.</text:p>
      <text:p text:style-name="P9"/>
      <text:p text:style-name="P9">Every effort has been made to create unambiguous question<text:span text:style-name="T12">s</text:span>. <text:s/><text:span text:style-name="T12">If a question is truly ambiguous send me ordinary email to ask for clarification. <text:s/>I will be at computer during the test period </text:span><text:span text:style-name="T13">monitoring incoming email.</text:span></text:p>
      <text:p text:style-name="P9"/>
      <text:p text:style-name="P10">This is an open note test.</text:p>
      <text:p text:style-name="P9"/>
      <text:p text:style-name="P124"/>
      <text:p text:style-name="P104">This document is licensed by the CC BY SA license.</text:p>
      <text:p text:style-name="P9"/>
      <text:p text:style-name="P9"><draw:frame draw:style-name="fr1" draw:name="Image1" text:anchor-type="char" svg:x="0.45cm" svg:y="0.418cm" svg:width="6.193cm" svg:height="2.164cm" draw:z-index="23"><draw:image xlink:href="Pictures/10000201000001930000008DB643D2C7360249B9.png" xlink:type="simple" xlink:show="embed" xlink:actuate="onLoad" loext:mime-type="image/png"/></draw:frame></text:p>
      <text:p text:style-name="P9"/>
      <text:p text:style-name="P9"/>
      <text:p text:style-name="P9"/>
      <text:p text:style-name="P9"/>
      <text:p text:style-name="P9"/>
      <text:p text:style-name="P9"/>
      <text:p text:style-name="P9"/>
      <text:p text:style-name="P9">You are free:</text:p>
      <text:p text:style-name="P9">to Share — to copy, distribute and transmit the work</text:p>
      <text:p text:style-name="P9">to Remix — to adapt the work</text:p>
      <text:p text:style-name="P9"/>
      <text:p text:style-name="P9">Under the following conditions:</text:p>
      <text:p text:style-name="P9">Attribution — You must attribute the work in the manner specified by the author or licensor (but not in any way that suggests that they endorse you or your use of the work).</text:p>
      <text:p text:style-name="P9"/>
      <text:p text:style-name="P9">Share Alike — If you alter, transform, or build upon this work, you may distribute the resulting work only under the same or similar license to this one</text:p>
      <text:p text:style-name="P9"/>
      <text:p text:style-name="P102">A copy of the complete CC license may be downloaded here:</text:p>
      <text:p text:style-name="P9">https://creativecommons.org/licenses/by-sa/4.0/legalcode</text:p>
      <text:p text:style-name="P9"/>
      <text:p text:style-name="P11"/>
      <text:p text:style-name="P11"/>
      <text:p text:style-name="P9"/>
      <text:p text:style-name="P103"/>
      <text:p text:style-name="P103"/>
      <text:p text:style-name="P103"/>
      <text:p text:style-name="P103"/>
      <text:p text:style-name="P103"/>
      <text:p text:style-name="P103"/>
      <text:p text:style-name="P104"/>
      <text:p text:style-name="P104">==&gt; <text:s/>To students: <text:s/>This page illustrates how to place a “Notice of License” on an item <text:span text:style-name="T113">of </text:span>intellectual property other than software. <text:s/>A notice similar to this one is often found on page 2 of many ebooks. <text:s/>For example, see page 2 of the ebook used in the 240 class.</text:p>
      <text:p text:style-name="P118">Integers</text:p>
      <text:p text:style-name="P13"/>
      <text:p text:style-name="P42"><text:span text:style-name="T1">1. <text:s/></text:span>What is the largest signed integer in a 64-bit register. <text:s text:c="2"/>Show the answer first in hex and <text:s/>and then in decimal. <text:s/>If you add 1 to this number what is the sum. <text:s/>Show the sum in hex and then in decimal. <text:s/><text:span text:style-name="T18">[This question requires 4 numbers.]</text:span><text:span text:style-name="T104">[4]</text:span></text:p>
      <text:p text:style-name="P36"/>
      <text:p text:style-name="P54">Answers</text:p>
      <text:p text:style-name="P54"/>
      <text:p text:style-name="P55">Largest = <text:span text:style-name="T49">0x7FFF FFFF FFFF FFFF</text:span> <text:s text:c="2"/><text:span text:style-name="T105">= <text:s/></text:span><text:s text:c="2"/><text:span text:style-name="T49">2</text:span><text:span text:style-name="T67">63</text:span><text:span text:style-name="T49">-1</text:span></text:p>
      <text:p text:style-name="P54"/>
      <text:p text:style-name="P99">Now add 1 to both numbers.</text:p>
      <text:p text:style-name="P99"/>
      <text:p text:style-name="P140">The hex number becomes <text:span text:style-name="T49">0x8000 0000 0000 0000</text:span><text:span text:style-name="T9">, </text:span><text:span text:style-name="T8">which equals </text:span><text:span text:style-name="T52">- </text:span><text:span text:style-name="T51">2</text:span><text:span text:style-name="T68">63</text:span></text:p>
      <text:p text:style-name="P54"/>
      <text:p text:style-name="P143">Obviously, if you add 1 to <text:span text:style-name="T51">2</text:span><text:span text:style-name="T68">63</text:span><text:span text:style-name="T51">-1</text:span><text:span text:style-name="T10"> </text:span><text:span text:style-name="T9">the result is <text:s/></text:span><text:span text:style-name="T51">2</text:span><text:span text:style-name="T68">63</text:span><text:span text:style-name="T92">, </text:span><text:span text:style-name="T93">which is outside the range of 64-bit integers.</text:span></text:p>
      <text:p text:style-name="P54"/>
      <text:p text:style-name="P99"/>
      <text:p text:style-name="P54"/>
      <text:p text:style-name="P99"/>
      <text:p text:style-name="P99"/>
      <text:p text:style-name="P28"/>
      <text:p text:style-name="P28"/>
      <text:p text:style-name="P28"/>
      <text:p text:style-name="P28"/>
      <text:p text:style-name="P28"/>
      <text:p text:style-name="P28">//<text:span text:style-name="T105">Comment. <text:s/>This answer illustrates how integers in hex wrap around when they attempt to reach a value beyond the largest value. <text:s text:c="2"/></text:span><text:span text:style-name="T106">That property is native to the twos-complement integer system.</text:span></text:p>
      <text:p text:style-name="P137"/>
      <text:p text:style-name="P137"/>
      <text:p text:style-name="P137"/>
      <text:p text:style-name="P137"/>
      <text:p text:style-name="P137"/>
      <text:p text:style-name="P139"/>
      <text:p text:style-name="P137"/>
      <text:p text:style-name="P138"/>
      <text:p text:style-name="P119">Tool chain</text:p>
      <text:p text:style-name="P24"/>
      <text:p text:style-name="P109"><text:span text:style-name="T36">2</text:span><text:span text:style-name="T33">. <text:s/></text:span><text:span text:style-name="T35">Show how to convert <text:s/>constitution.cpp to assembly file constitution.asm. <text:s/></text:span><text:span text:style-name="T44">[4]</text:span></text:p>
      <text:p text:style-name="P24"/>
      <text:p text:style-name="P56">Answer:</text:p>
      <text:p text:style-name="P24"/>
      <text:p text:style-name="P24"><text:span text:style-name="T9">g++ <text:s/>-</text:span><text:span text:style-name="T11">S</text:span><text:span text:style-name="T9"> <text:s/>-m64 <text:s/>-Wall <text:s text:c="2"/>-o </text:span><text:span text:style-name="T11">c</text:span><text:span text:style-name="T70">onstitution</text:span>.<text:span text:style-name="T70">asm <text:s/></text:span><text:s/><text:span text:style-name="T70">constitutiom</text:span>.cpp <text:s text:c="2"/>-fno-pie <text:s text:c="2"/>-no-pie <text:s text:c="2"/>-std=c++17</text:p>
      <text:p text:style-name="P24"/>
      <text:p text:style-name="P24">//<text:span text:style-name="T115">Be sure to use the -o parameter because g++ will commonly pick a different name for the output file.</text:span></text:p>
      <text:p text:style-name="P24"/>
      <text:p text:style-name="P24"/>
      <text:p text:style-name="P24"/>
      <text:p text:style-name="P24"/>
      <text:p text:style-name="P24"/>
      <text:p text:style-name="P24"/>
      <text:p text:style-name="P24"/>
      <text:p text:style-name="P108"><text:span text:style-name="T36">3</text:span><text:span text:style-name="T33">. <text:s/></text:span><text:span text:style-name="T34">In the heap what kind of data are stored closes</text:span><text:span text:style-name="T35">t</text:span><text:span text:style-name="T34"> to the OS? <text:s/></text:span><text:span text:style-name="T44">[4]</text:span></text:p>
      <text:p text:style-name="P24"/>
      <text:p text:style-name="P56">Answer: <text:s text:c="2"/>Executable instructions.</text:p>
      <text:p text:style-name="P56"/>
      <text:p text:style-name="P56">Reference: <text:s/><text:span text:style-name="T71">X86-64 Assembly Language Programming with Ubuntu, page 17</text:span></text:p>
      <text:p text:style-name="P24"/>
      <text:p text:style-name="P24"/>
      <text:p text:style-name="P24"/>
      <text:p text:style-name="P24"/>
      <text:p text:style-name="P24"/>
      <text:p text:style-name="P24"/>
      <text:p text:style-name="P24"/>
      <text:p text:style-name="P24"/>
      <text:p text:style-name="P39"/>
      <text:p text:style-name="P24"/>
      <text:p text:style-name="P26"><text:span text:style-name="T55">4</text:span><text:span text:style-name="T23">. <text:s/></text:span><text:span text:style-name="T55">In CPSC491 you will build a “senior project”. <text:s/>But before you can do that you have to complete a set of documents such as </text:span><text:span text:style-name="T57">project </text:span><text:span text:style-name="T55">proposal, minimum system requirements, functional specifications, object diagrams, design charts, test plan, selection of design methods, user guide and operator’s maintenance manual. <text:s/>You collect all the documents into a set with a title that you select: Propose for On-campus Encrypted Wirelsss Communication System. <text:s/></text:span><text:span text:style-name="T56">After you graduate you plan to post your set of document on the web to help future computer science </text:span><text:span text:style-name="T57">majors</text:span><text:span text:style-name="T56">. <text:s/>What license do you put </text:span><text:span text:style-name="T57">on</text:span><text:span text:style-name="T56"> each of the documents. <text:s/></text:span><text:span text:style-name="T103">[4]</text:span></text:p>
      <text:p text:style-name="P26"/>
      <text:p text:style-name="P57">Answer: <text:s/>A Creative Commons License.</text:p>
      <text:p text:style-name="P57"/>
      <text:p text:style-name="P57">The CC license is available in several levels of restrictiveness:</text:p>
      <text:p text:style-name="P58">Ref: https://creativecommons.org/about/cclicenses/</text:p>
      <text:p text:style-name="P24"/>
      <text:p text:style-name="P121">Computer culture</text:p>
      <text:p text:style-name="P30"/>
      <text:p text:style-name="P30"><text:span text:style-name="T57">5</text:span><text:span text:style-name="T16">. <text:s/></text:span><text:span text:style-name="T24">What are the </text:span><text:span text:style-name="T25">rights conveyed to users of licensed FOSS software? <text:s/></text:span><text:span text:style-name="T103">[4]</text:span></text:p>
      <text:p text:style-name="P30"/>
      <text:p text:style-name="P59">Answer: <text:s/>The user receives the classical four rights</text:p>
      <text:p text:style-name="P59"/>
      <text:p text:style-name="P59">1. <text:s/>The right to receive a copy of the source code along with executable file(s) and to install the program on multiple platforms</text:p>
      <text:p text:style-name="P59"/>
      <text:p text:style-name="P59">2. <text:s/>The right to distribute copies of the program by any means including electronic transmissions.</text:p>
      <text:p text:style-name="P59"/>
      <text:p text:style-name="P59">3. <text:s/>The right to modify the source code and run the modified program on multiple platforms</text:p>
      <text:p text:style-name="P59"/>
      <text:p text:style-name="P59">4. <text:s/>The right to distribute the modified program via any media.</text:p>
      <text:p text:style-name="P30"/>
      <text:p text:style-name="P30"/>
      <text:p text:style-name="P30"/>
      <text:p text:style-name="P30"/>
      <text:p text:style-name="P30"/>
      <text:p text:style-name="P30"/>
      <text:p text:style-name="P31"><text:span text:style-name="T16">6. <text:s/></text:span><text:span text:style-name="T24">Who is the world’s leading promoter of FOSS?</text:span><text:span text:style-name="T25"> <text:s/></text:span><text:span text:style-name="T103">[4]</text:span></text:p>
      <text:p text:style-name="P30"/>
      <text:p text:style-name="P60">Answer: <text:s/>Richard Stallman</text:p>
      <text:p text:style-name="P60"/>
      <text:p text:style-name="P60">He has done more to make available free software than anyone else on earth. <text:s/>He is a real king of (free) software.</text:p>
      <text:p text:style-name="P30"/>
      <text:p text:style-name="P105">Comment: <text:s/>Microsoft is maybe the answer to the “What?” question. <text:s/>But, this question wants a “who” as answer.</text:p>
      <text:p text:style-name="P105"/>
      <text:p text:style-name="P105">==&gt; <text:s/>What you need to do is google for “FOSS <text:s/>promoter” <text:s/>or <text:s/>“FOSS advocate”. <text:s/>Soon you’ll see the name “Stallman”. <text:s/>That’s the answer.</text:p>
      <text:p text:style-name="P30"/>
      <text:p text:style-name="P106"/>
      <text:p text:style-name="P106"/>
      <text:p text:style-name="P106"/>
      <text:p text:style-name="P106"/>
      <text:p text:style-name="P106"/>
      <text:p text:style-name="P106"/>
      <text:p text:style-name="P117"><text:span text:style-name="T37">7</text:span><text:span text:style-name="T33">. <text:s/></text:span><text:span text:style-name="T37">Babbage is not known as a programmer. <text:s/>Who was the world’s leading programmer at that time?</text:span><text:span text:style-name="T45"> <text:s/></text:span><text:span text:style-name="T44">[4]</text:span></text:p>
      <text:p text:style-name="P30"/>
      <text:p text:style-name="P60">Answer: <text:s/>Ms <text:s/>Ada <text:s/>Lovelace</text:p>
      <text:p text:style-name="P30"/>
      <text:p text:style-name="P129"><text:span text:style-name="T57">8</text:span><text:span text:style-name="T16">. <text:s/></text:span>What properties <text:span text:style-name="T31">must</text:span> a computer have <text:s/>to qualify as a Von Neuman computer?<text:span text:style-name="T25"> <text:s/></text:span><text:span text:style-name="T103">[4]</text:span></text:p>
      <text:p text:style-name="P30"/>
      <text:p text:style-name="P60">Answer:</text:p>
      <text:p text:style-name="P60"/>
      <text:p text:style-name="P62">The defining characteristics of a Von Neuman computer are these five:</text:p>
      <text:p text:style-name="P62">a. <text:s/>There must be a central processor which manages all the other parts</text:p>
      <text:p text:style-name="P62">b. <text:s/>There is <text:span text:style-name="T72">primary</text:span> storage for data</text:p>
      <text:p text:style-name="P62">c. <text:s/>There is <text:span text:style-name="T72">secondary</text:span> storage for data</text:p>
      <text:p text:style-name="P62">d. <text:s/><text:span text:style-name="T72">There is a set of I/O devices</text:span></text:p>
      <text:p text:style-name="P61">e. <text:s/>There are some connecting “wires” that assist the previous components to communicate with each other.</text:p>
      <text:p text:style-name="P30"/>
      <text:p text:style-name="P105">This answer was copied from the class textbook pages 7 and 8.</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T58">9</text:span><text:span text:style-name="T16">. <text:s/></text:span><text:span text:style-name="T58">After the initial release who built (and continues to build) the Linux kernel?</text:span><text:span text:style-name="T25"> <text:s/></text:span><text:span text:style-name="T103">[4]</text:span></text:p>
      <text:p text:style-name="P30"/>
      <text:p text:style-name="P60">Answer:</text:p>
      <text:p text:style-name="P60"/>
      <text:p text:style-name="P60">There are <text:span text:style-name="T116">more than one</text:span> that could be considered correct.</text:p>
      <text:p text:style-name="P60"/>
      <text:p text:style-name="P60">First answer is <text:s/>Linus Torvalds.</text:p>
      <text:p text:style-name="P60"/>
      <text:p text:style-name="P60">Second answer is Many <text:span text:style-name="T102">T</text:span>housands of <text:span text:style-name="T102">P</text:span>rogrammers who voluntarily have submitted functions for inclusion in the kernel.</text:p>
      <text:p text:style-name="P60"/>
      <text:p text:style-name="P145">The third answer is The Linux Foundation, which is the organization that moderates the submission of new software by the public.</text:p>
      <text:p text:style-name="P60"/>
      <text:p text:style-name="P60">The second answer show<text:span text:style-name="T102">s</text:span> the true spirit of open source cooperation in the community.</text:p>
      <text:p text:style-name="P60"/>
      <text:p text:style-name="P60">For this test <text:span text:style-name="T116">any one of the above answers will be considered correct.</text:span></text:p>
      <text:p text:style-name="P118">Conversions</text:p>
      <text:p text:style-name="P40"/>
      <text:p text:style-name="P14"><text:span text:style-name="T17">1</text:span><text:span text:style-name="T58">0</text:span><text:span text:style-name="T17">. <text:s/></text:span><text:s text:c="2"/>Convert <draw:frame draw:style-name="fr2" draw:name="Object1" text:anchor-type="as-char" svg:y="-0.619cm" svg:width="1.393cm" svg:height="0.998cm" draw:z-index="0"><draw:object xlink:href="./Object 1" xlink:type="simple" xlink:show="embed" xlink:actuate="onLoad"/><draw:image xlink:href="./ObjectReplacements/Object 1" xlink:type="simple" xlink:show="embed" xlink:actuate="onLoad"/></draw:frame><text:s/>to IEEE format.<text:span text:style-name="T25"> <text:s/></text:span><text:span text:style-name="T103">[8]</text:span></text:p>
      <text:p text:style-name="P34">Show sufficient work to convince the grader that you know how to do it.</text:p>
      <text:p text:style-name="P13"/>
      <text:p text:style-name="P79">Answer: <text:s/>First work on the whole number part: <text:s/>113 = 1110001</text:p>
      <text:p text:style-name="P79"/>
      <text:p text:style-name="P79">Second, work on the fractional part:</text:p>
      <text:p text:style-name="P79"><draw:custom-shape text:anchor-type="paragraph" draw:z-index="6" draw:name="Shape1" draw:style-name="gr4" draw:text-style-name="P150" svg:width="3.176cm" svg:height="5.795cm" svg:x="0.182cm" svg:y="0.353cm"><text:p/><draw:enhanced-geometry svg:viewBox="0 0 21600 21600" draw:type="rectangle" draw:enhanced-path="M 0 0 L 21600 0 21600 21600 0 21600 0 0 Z N"/></draw:custom-shape></text:p>
      <text:p text:style-name="P79"><draw:frame draw:style-name="fr2" draw:name="Object2" text:anchor-type="as-char" svg:y="-0.619cm" svg:width="2.619cm" svg:height="0.998cm" draw:z-index="1"><draw:object xlink:href="./Object 2" xlink:type="simple" xlink:show="embed" xlink:actuate="onLoad"/><draw:image xlink:href="./ObjectReplacements/Object 2" xlink:type="simple" xlink:show="embed" xlink:actuate="onLoad"/></draw:frame></text:p>
      <text:p text:style-name="P13"/>
      <text:p text:style-name="P13"><draw:frame draw:style-name="fr2" draw:name="Object3" text:anchor-type="as-char" svg:y="-0.619cm" svg:width="2.609cm" svg:height="0.998cm" draw:z-index="2"><draw:object xlink:href="./Object 3" xlink:type="simple" xlink:show="embed" xlink:actuate="onLoad"/><draw:image xlink:href="./ObjectReplacements/Object 3" xlink:type="simple" xlink:show="embed" xlink:actuate="onLoad"/><svg:desc>formula</svg:desc></draw:frame></text:p>
      <text:p text:style-name="P13"/>
      <text:p text:style-name="P13"><draw:frame draw:style-name="fr2" draw:name="Object4" text:anchor-type="as-char" svg:y="-0.619cm" svg:width="2.619cm" svg:height="0.998cm" draw:z-index="3"><draw:object xlink:href="./Object 4" xlink:type="simple" xlink:show="embed" xlink:actuate="onLoad"/><draw:image xlink:href="./ObjectReplacements/Object 4" xlink:type="simple" xlink:show="embed" xlink:actuate="onLoad"/><svg:desc>formula</svg:desc></draw:frame></text:p>
      <text:p text:style-name="P13"/>
      <text:p text:style-name="P13"><draw:frame draw:style-name="fr2" draw:name="Object5" text:anchor-type="as-char" svg:y="-0.619cm" svg:width="2.619cm" svg:height="0.998cm" draw:z-index="4"><draw:object xlink:href="./Object 5" xlink:type="simple" xlink:show="embed" xlink:actuate="onLoad"/><draw:image xlink:href="./ObjectReplacements/Object 5" xlink:type="simple" xlink:show="embed" xlink:actuate="onLoad"/><svg:desc>formula</svg:desc></draw:frame></text:p>
      <text:p text:style-name="P13"/>
      <text:p text:style-name="P13"><draw:frame draw:style-name="fr2" draw:name="Object6" text:anchor-type="as-char" svg:y="-0.619cm" svg:width="2.619cm" svg:height="0.998cm" draw:z-index="5"><draw:object xlink:href="./Object 6" xlink:type="simple" xlink:show="embed" xlink:actuate="onLoad"/><draw:image xlink:href="./ObjectReplacements/Object 6" xlink:type="simple" xlink:show="embed" xlink:actuate="onLoad"/><svg:desc>formula</svg:desc></draw:frame><text:tab/><text:span text:style-name="T83">The sequence has started to repeat.</text:span></text:p>
      <text:p text:style-name="P13"/>
      <text:p text:style-name="P79">Now we can write the number in binary scientific format:</text:p>
      <text:p text:style-name="P79"/>
      <text:p text:style-name="P79">N = 1110001 . 0100 0100 0100 0100 0100 0100 0100 …. etc … x 2<text:span text:style-name="T65">0</text:span></text:p>
      <text:p text:style-name="P13"/>
      <text:p text:style-name="P79"><text:s text:c="3"/>= <text:s/>1 . 1100 0101 0001 0001 0001 0001 0001 0001 0001 … etc … x 2<text:span text:style-name="T65">6</text:span></text:p>
      <text:p text:style-name="P79"/>
      <text:p text:style-name="P79">Next focus on the stored exp = 0x3FF + 6 = 0x405</text:p>
      <text:p text:style-name="P79"/>
      <text:p text:style-name="P80">Now the final answer can be recorded:</text:p>
      <text:p text:style-name="P80"/>
      <text:p text:style-name="P80">N = <text:s text:c="2"/><text:span text:style-name="T49">0x405C <text:s/>5111 <text:s/>1111 <text:s/>1111</text:span></text:p>
      <text:p text:style-name="P79"/>
      <text:p text:style-name="P80">The answer is in yellow highlighting. <text:s text:c="2"/><text:span text:style-name="T107">End of solution.</text:span></text:p>
      <text:p text:style-name="P80"/>
      <text:p text:style-name="P80"/>
      <text:p text:style-name="P80"/>
      <text:p text:style-name="P80"/>
      <text:p text:style-name="P100">Is that answer really correct. <text:s/>We’ll use a program to check the answer. <text:s/>First use a calculator to find that <text:s/>113+94/15) <text:s/>= <text:s/>113.266666666666667</text:p>
      <text:p text:style-name="P100"/>
      <text:p text:style-name="P100"/>
      <text:p text:style-name="P100">Next run the program and input the 113.26666… number: <text:s/>Here is what we get:</text:p>
      <text:p text:style-name="P136">activeprofessor@Margaret:~/Teaching-support-docs/CS-subject-areas/Gdb/Gdb-programs/Convert-decimal-to-Ieee754$ sh run.sh</text:p>
      <text:p text:style-name="P112">Compile the source file conversion.cpp with g++</text:p>
      <text:p text:style-name="P112">Link system module to conversion.o to create an executable file: conv.out</text:p>
      <text:p text:style-name="P112">Execute the program that converts decimal input into IEEE754 output</text:p>
      <text:p text:style-name="P112">Please enter a floating point number using decimal digits: <text:span text:style-name="T49">113.266666666666667</text:span></text:p>
      <text:p text:style-name="P112">You entered: 113.2666666667</text:p>
      <text:p text:style-name="P112"/>
      <text:p text:style-name="P112">Here are the facts about that number using 3 storage sizes: 64, 32, and 16 bits:</text:p>
      <text:p text:style-name="P112">|------------|------------------|------------------|-----------------</text:p>
      <text:p text:style-name="P112">|Storage size|Memory Location <text:s text:c="2"/>|IEEE 754 value <text:s text:c="3"/>|Decimal value</text:p>
      <text:p text:style-name="P112">|------------|------------------|------------------|-----------------</text:p>
      <text:p text:style-name="P112">| <text:s/>64 bits <text:s text:c="2"/>|0x000x7ffd21099f38|<text:span text:style-name="T108">0x405c511111111111</text:span>|113.266666666666666</text:p>
      <text:p text:style-name="P112">|------------|------------------|------------------|-----------------</text:p>
      <text:p text:style-name="P112">| <text:s/>32 bits <text:s text:c="2"/>|0x000x7ffd21099f34|0x42e28889 <text:s text:c="7"/>|113.26667023</text:p>
      <text:p text:style-name="P112">|------------|------------------|------------------|-----------------</text:p>
      <text:p text:style-name="P112">| <text:s/>16 bits <text:s text:c="2"/>|0x000x7ffd21099f32|0x5714 <text:s text:c="11"/>|113.2500</text:p>
      <text:p text:style-name="P112">|------------|------------------|------------------|-----------------</text:p>
      <text:p text:style-name="P112"/>
      <text:p text:style-name="P112">That's all. Have fun with your floats.</text:p>
      <text:p text:style-name="P112">This bash script will now terminate.</text:p>
      <text:p text:style-name="P112">activeprofessor@Margaret:~/Teaching-support-docs/CS-subject-areas/Gdb/Gdb-programs/Convert-decimal-to-Ieee754$</text:p>
      <text:p text:style-name="P93"/>
      <text:p text:style-name="P94">The input is in yellow. <text:s/>The program produced the answer in green.</text:p>
      <text:p text:style-name="P94"/>
      <text:p text:style-name="P94">We conclude that the manual algorithm (of the previous) page computed the same value at the computer program computed. <text:s/>That is good evidence the manual algorithm is the same one used by the program.</text:p>
      <text:p text:style-name="P125"><text:span text:style-name="T17">1</text:span><text:span text:style-name="T58">1</text:span><text:span text:style-name="T17">. <text:s/></text:span>Convert <text:s/><text:span text:style-name="T58">277</text:span>.<text:span text:style-name="T58">1</text:span> <text:s/>to IEEE format. <text:s/><text:span text:style-name="T103">[8]</text:span></text:p>
      <text:p text:style-name="P34">Show sufficient work to <text:span text:style-name="T58">get partial credit.</text:span></text:p>
      <text:p text:style-name="P13"/>
      <text:p text:style-name="P81">Answer:</text:p>
      <text:p text:style-name="P81"/>
      <text:p text:style-name="P81">Conversion of 277 to binary is elementary math. <text:s/>Here we leave those minor details to you the reader: <text:s text:c="2"/>277 = 100010101</text:p>
      <text:p text:style-name="P13"/>
      <text:p text:style-name="P82">Now work on converting the fractional part to binary:</text:p>
      <text:p text:style-name="P82"/>
      <text:p text:style-name="P82"><draw:custom-shape text:anchor-type="paragraph" draw:z-index="13" draw:name="Shape2" draw:style-name="gr3" draw:text-style-name="P149" svg:width="5.636cm" svg:height="1.486cm" svg:x="1.399cm" svg:y="0cm"><text:p/><draw:enhanced-geometry svg:viewBox="0 0 21600 21600" draw:type="rectangle" draw:enhanced-path="M 0 0 L 21600 0 21600 21600 0 21600 0 0 Z N"/></draw:custom-shape><draw:frame draw:style-name="fr2" draw:name="Object16" text:anchor-type="as-char" svg:y="-1.109cm" svg:width="0.817cm" svg:height="1.487cm" draw:z-index="7"><draw:object xlink:href="./Object 7" xlink:type="simple" xlink:show="embed" xlink:actuate="onLoad"/><draw:image xlink:href="./ObjectReplacements/Object 7" xlink:type="simple" xlink:show="embed" xlink:actuate="onLoad"/><svg:desc>formula</svg:desc></draw:frame>, <draw:frame draw:style-name="fr2" draw:name="Object7" text:anchor-type="as-char" svg:y="-1.109cm" svg:width="0.833cm" svg:height="1.487cm" draw:z-index="8"><draw:object xlink:href="./Object 8" xlink:type="simple" xlink:show="embed" xlink:actuate="onLoad"/><draw:image xlink:href="./ObjectReplacements/Object 8" xlink:type="simple" xlink:show="embed" xlink:actuate="onLoad"/><svg:desc>formula</svg:desc></draw:frame>,<draw:frame draw:style-name="fr2" draw:name="Object8" text:anchor-type="as-char" svg:y="-1.109cm" svg:width="0.824cm" svg:height="1.487cm" draw:z-index="9"><draw:object xlink:href="./Object 9" xlink:type="simple" xlink:show="embed" xlink:actuate="onLoad"/><draw:image xlink:href="./ObjectReplacements/Object 9" xlink:type="simple" xlink:show="embed" xlink:actuate="onLoad"/><svg:desc>formula</svg:desc></draw:frame>, <draw:frame draw:style-name="fr2" draw:name="Object9" text:anchor-type="as-char" svg:y="-1.109cm" svg:width="0.82cm" svg:height="1.487cm" draw:z-index="10"><draw:object xlink:href="./Object 10" xlink:type="simple" xlink:show="embed" xlink:actuate="onLoad"/><draw:image xlink:href="./ObjectReplacements/Object 10" xlink:type="simple" xlink:show="embed" xlink:actuate="onLoad"/><svg:desc>formula</svg:desc></draw:frame>, <draw:frame draw:style-name="fr2" draw:name="Object10" text:anchor-type="as-char" svg:y="-1.109cm" svg:width="0.811cm" svg:height="1.487cm" draw:z-index="11"><draw:object xlink:href="./Object 11" xlink:type="simple" xlink:show="embed" xlink:actuate="onLoad"/><draw:image xlink:href="./ObjectReplacements/Object 11" xlink:type="simple" xlink:show="embed" xlink:actuate="onLoad"/><svg:desc>formula</svg:desc></draw:frame>, <draw:frame draw:style-name="fr2" draw:name="Object11" text:anchor-type="as-char" svg:y="-1.109cm" svg:width="0.833cm" svg:height="1.487cm" draw:z-index="12"><draw:object xlink:href="./Object 12" xlink:type="simple" xlink:show="embed" xlink:actuate="onLoad"/><draw:image xlink:href="./ObjectReplacements/Object 12" xlink:type="simple" xlink:show="embed" xlink:actuate="onLoad"/><svg:desc>formula</svg:desc></draw:frame>, … etc …. <text:s/>The sequence now shows the beginning of a pattern.</text:p>
      <text:p text:style-name="P13"/>
      <text:p text:style-name="P82">So, we can now write the fractional part: 0.00011001100110011001100110011 … etc.</text:p>
      <text:p text:style-name="P82"/>
      <text:p text:style-name="P82">Now combine the integral part and the fractional part to express our number:</text:p>
      <text:p text:style-name="P82"/>
      <text:p text:style-name="P82">N = <text:span text:style-name="T84">100010101 . <text:s/></text:span>00011001100110011001100110011 … etc … x 2<text:span text:style-name="T65">0</text:span></text:p>
      <text:p text:style-name="P82"/>
      <text:p text:style-name="P82"><text:s text:c="2"/>= <text:span text:style-name="T84">1 . 00010101</text:span>00011001100110011001100110011 … etc … x 2<text:span text:style-name="T65">8</text:span></text:p>
      <text:p text:style-name="P114"/>
      <text:p text:style-name="P82"><text:span text:style-name="T85">The stored exp = 0x3FF + </text:span><text:span text:style-name="T91">8</text:span><text:span text:style-name="T85"> <text:s/>= <text:s/>0x</text:span><text:span text:style-name="T86">40</text:span><text:span text:style-name="T91">7</text:span><text:span text:style-name="T86">.</text:span></text:p>
      <text:p text:style-name="P115"/>
      <text:p text:style-name="P116">For better visibility we segregate the mantissa in groups of 4 bits per group</text:p>
      <text:p text:style-name="P116"/>
      <text:p text:style-name="P83"><text:span text:style-name="T85">N = </text:span><text:span text:style-name="T87"><text:s/></text:span><text:span text:style-name="T88">1 . 0001 <text:s/>0101 <text:s/></text:span><text:span text:style-name="T87">0001 <text:s/>1001 <text:s/>1001 <text:s/>1001 <text:s/>1001 <text:s/>1001 <text:s/>1001 <text:s/>1 … etc … x 2</text:span><text:span text:style-name="T66">8</text:span></text:p>
      <text:p text:style-name="P116"/>
      <text:p text:style-name="P83"><text:span text:style-name="T85"><text:s text:c="3"/>= </text:span><text:span text:style-name="T89">0x40</text:span><text:span text:style-name="T90">7</text:span><text:span text:style-name="T89">1 <text:s/>5199 <text:s/>9999 <text:s/>999A</text:span></text:p>
      <text:p text:style-name="P116"/>
      <text:p text:style-name="P116">Done. <text:s text:c="2"/>The IEEE number is shown in yellow.</text:p>
      <text:p text:style-name="P126"><text:span text:style-name="T17">1</text:span><text:span text:style-name="T58">2</text:span><text:span text:style-name="T17">. <text:s/></text:span>Convert <text:span text:style-name="T25">0x</text:span><text:span text:style-name="T58">3FAF</text:span><text:span text:style-name="T26"> </text:span><text:span text:style-name="T58">00</text:span><text:span text:style-name="T26">00 0000 0000</text:span><text:span text:style-name="T14"> from IEEE to decimal </text:span><text:span text:style-name="T82">float. <text:s/></text:span><text:span text:style-name="T103">[8]</text:span></text:p>
      <text:p text:style-name="P35">Show sufficient work to convince me <text:span text:style-name="T26">you really know what you’re doing.</text:span></text:p>
      <text:p text:style-name="P15"/>
      <text:p text:style-name="P84">Answer:</text:p>
      <text:p text:style-name="P84"/>
      <text:p text:style-name="P84">First compute the true exponent <text:s/>= <text:s/>ox3FA – 0x3FF <text:s/>= <text:s/>-(0x3FF – 0x3FA) <text:s/>= <text:s/>-5</text:p>
      <text:p text:style-name="P84"/>
      <text:p text:style-name="P84">The number we want is <text:s/>1 . 1111 <text:s/>x <text:s/>2<text:span text:style-name="T65">-5</text:span></text:p>
      <text:p text:style-name="P84"/>
      <text:p text:style-name="P84">= <text:s/>11111 x 2<text:span text:style-name="T65">-9</text:span></text:p>
      <text:p text:style-name="P40"/>
      <text:p text:style-name="P85">= <text:s/><text:span text:style-name="T1"><text:s/></text:span><text:span text:style-name="T7">31</text:span><text:span text:style-name="T1"> x 2</text:span><text:span text:style-name="T69">-9</text:span><text:tab/><text:tab/>&lt;== That is a fu<text:span text:style-name="T114">l</text:span>l base 10 number. <text:s/>You can leave it as your answer.</text:p>
      <text:p text:style-name="P15"/>
      <text:p text:style-name="P84">Alternatively, use a calculator to get this answer 31/512 = <text:span text:style-name="T49">0.060546875</text:span></text:p>
      <text:p text:style-name="P127"><text:span text:style-name="T17">1</text:span><text:span text:style-name="T59">3</text:span><text:span text:style-name="T17">.</text:span> <text:s/>Convert <text:s/>0x<text:span text:style-name="T26">4</text:span><text:span text:style-name="T59">0B1</text:span><text:span text:style-name="T26"> </text:span><text:span text:style-name="T59">111</text:span><text:span text:style-name="T64">1</text:span><text:span text:style-name="T26"> </text:span><text:span text:style-name="T59">111</text:span><text:span text:style-name="T64">1</text:span><text:span text:style-name="T26"> </text:span><text:span text:style-name="T59">1111</text:span> from IEEE to decimal. <text:s/><text:span text:style-name="T103">[8]</text:span></text:p>
      <text:p text:style-name="P35">Show sufficient work to convince me.</text:p>
      <text:p text:style-name="P15"/>
      <text:p text:style-name="P84">Answer: <text:s/>Let N be the number want to find.</text:p>
      <text:p text:style-name="P84"/>
      <text:p text:style-name="P84">Compute the true exponent: <text:s/>0x40B – 0x3FF = 0xC = 12 (decimal).</text:p>
      <text:p text:style-name="P15"/>
      <text:p text:style-name="P84"><draw:custom-shape text:anchor-type="paragraph" draw:z-index="14" draw:name="Shape3" draw:style-name="gr2" draw:text-style-name="P148" svg:width="1.165cm" svg:height="7.647cm" draw:transform="rotate (-1.56102248298373) translate (9.86013888888889cm 0.46743055555555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hen N = 1.0001 <text:s/>0001 <text:s/>0001 <text:s/>0001 <text:s/>0001 …… 0001 <text:s/>x 2<text:span text:style-name="T65">12</text:span></text:p>
      <text:p text:style-name="P15"/>
      <text:p text:style-name="P15"><draw:custom-shape text:anchor-type="paragraph" draw:z-index="15" draw:name="Shape4" draw:style-name="gr1" draw:text-style-name="P147" svg:width="4.049cm" svg:height="0.895cm" svg:x="3.939cm" svg:y="0.864cm"><text:p text:style-name="P146">13 groups of 0001</text:p><draw:enhanced-geometry svg:viewBox="0 0 21600 21600" draw:type="rectangle" draw:enhanced-path="M 0 0 L 21600 0 21600 21600 0 21600 0 0 Z N"/></draw:custom-shape></text:p>
      <text:p text:style-name="P15"/>
      <text:p text:style-name="P15"/>
      <text:p text:style-name="P15"/>
      <text:p text:style-name="P15"/>
      <text:p text:style-name="P15"/>
      <text:p text:style-name="P86">N = <draw:frame draw:style-name="fr2" draw:name="Object12" text:anchor-type="as-char" svg:y="-0.736cm" svg:width="6.516cm" svg:height="1.219cm" draw:z-index="16"><draw:object xlink:href="./Object 13" xlink:type="simple" xlink:show="embed" xlink:actuate="onLoad"/><draw:image xlink:href="./ObjectReplacements/Object 13" xlink:type="simple" xlink:show="embed" xlink:actuate="onLoad"/></draw:frame></text:p>
      <text:p text:style-name="P86"/>
      <text:p text:style-name="P86"><text:s text:c="3"/><text:span text:style-name="T94">= <text:s/></text:span><draw:frame draw:style-name="fr2" draw:name="Object13" text:anchor-type="as-char" svg:y="-0.736cm" svg:width="7.985cm" svg:height="1.219cm" draw:z-index="17"><draw:object xlink:href="./Object 14" xlink:type="simple" xlink:show="embed" xlink:actuate="onLoad"/><draw:image xlink:href="./ObjectReplacements/Object 14" xlink:type="simple" xlink:show="embed" xlink:actuate="onLoad"/><svg:desc>formula</svg:desc></draw:frame></text:p>
      <text:p text:style-name="P86"/>
      <text:p text:style-name="P86"><text:s text:c="3"/><text:span text:style-name="T95">= <text:s/></text:span><text:span text:style-name="T95"><draw:frame draw:style-name="fr2" draw:name="Object14" text:anchor-type="as-char" svg:y="-0.769cm" svg:width="2.782cm" svg:height="1.254cm" draw:z-index="18"><draw:object xlink:href="./Object 15" xlink:type="simple" xlink:show="embed" xlink:actuate="onLoad"/><draw:image xlink:href="./ObjectReplacements/Object 15" xlink:type="simple" xlink:show="embed" xlink:actuate="onLoad"/><svg:desc>formula</svg:desc></draw:frame></text:span><text:span text:style-name="T95"><text:tab/>&lt;== Apply the geometric summation rule</text:span></text:p>
      <text:p text:style-name="P86"/>
      <text:p text:style-name="P86"><text:s text:c="3"/><text:span text:style-name="T95">= <text:s/></text:span><text:span text:style-name="T95"><draw:frame draw:style-name="fr2" draw:name="Object15" text:anchor-type="as-char" svg:y="-1.374cm" svg:width="2.995cm" svg:height="2.496cm" draw:z-index="19"><draw:object xlink:href="./Object 16" xlink:type="simple" xlink:show="embed" xlink:actuate="onLoad"/><draw:image xlink:href="./ObjectReplacements/Object 16" xlink:type="simple" xlink:show="embed" xlink:actuate="onLoad"/><svg:desc>formula</svg:desc></draw:frame></text:span></text:p>
      <text:p text:style-name="P86"/>
      <text:p text:style-name="P87"><text:s text:c="3"/>= <text:s/><draw:frame draw:style-name="fr2" draw:name="Object17" text:anchor-type="as-char" svg:y="-0.736cm" svg:width="3.773cm" svg:height="1.219cm" draw:z-index="20"><draw:object xlink:href="./Object 17" xlink:type="simple" xlink:show="embed" xlink:actuate="onLoad"/><draw:image xlink:href="./ObjectReplacements/Object 17" xlink:type="simple" xlink:show="embed" xlink:actuate="onLoad"/><svg:desc>formula</svg:desc></draw:frame></text:p>
      <text:p text:style-name="P87"/>
      <text:p text:style-name="P87"><text:s text:c="3"/><text:span text:style-name="T96">= <text:s/></text:span><text:span text:style-name="T96"><draw:frame draw:style-name="fr2" draw:name="Object18" text:anchor-type="as-char" svg:y="-0.736cm" svg:width="3.775cm" svg:height="1.219cm" draw:z-index="21"><draw:object xlink:href="./Object 18" xlink:type="simple" xlink:show="embed" xlink:actuate="onLoad"/><draw:image xlink:href="./ObjectReplacements/Object 18" xlink:type="simple" xlink:show="embed" xlink:actuate="onLoad"/><svg:desc>formula</svg:desc></draw:frame></text:span></text:p>
      <text:p text:style-name="P87"/>
      <text:p text:style-name="P87"><text:s text:c="3"/><text:span text:style-name="T96">= <text:s/></text:span><draw:frame draw:style-name="fr2" draw:name="Object19" text:anchor-type="as-char" svg:y="-0.736cm" svg:width="3.552cm" svg:height="1.219cm" draw:z-index="22"><draw:object xlink:href="./Object 19" xlink:type="simple" xlink:show="embed" xlink:actuate="onLoad"/><draw:image xlink:href="./ObjectReplacements/Object 19" xlink:type="simple" xlink:show="embed" xlink:actuate="onLoad"/><svg:desc>formula</svg:desc></draw:frame><text:s text:c="5"/><text:span text:style-name="T97">&lt;== That is all we can do without a calculator</text:span></text:p>
      <text:p text:style-name="P87"/>
      <text:p text:style-name="P89">Using a calculator the expression above reduces to 4369.066666666666497</text:p>
      <text:p text:style-name="P87"/>
      <text:p text:style-name="P89"/>
      <text:p text:style-name="P135">Is that number really correct? <text:s/><text:span text:style-name="T98">Here is a run of a conversion program,</text:span></text:p>
      <text:p text:style-name="P89"/>
      <text:p text:style-name="P111">activeprofessor@Margaret:~/Teaching-support-docs/CS-subject-areas/Gdb/Gdb-programs/Convert-decimal-to-Ieee754$ sh run.sh</text:p>
      <text:p text:style-name="P111">Compile the source file conversion.cpp with g++</text:p>
      <text:p text:style-name="P111">Link system module to conversion.o to create an executable file: conv.out</text:p>
      <text:p text:style-name="P111">Execute the program that converts decimal input into IEEE754 output</text:p>
      <text:p text:style-name="P111">Please enter a floating point number using decimal digits: <text:span text:style-name="T49">4369.066666666666497</text:span></text:p>
      <text:p text:style-name="P111">You entered: 4369.0666666667</text:p>
      <text:p text:style-name="P111"/>
      <text:p text:style-name="P111">Here are the facts about that number using 3 storage sizes: 64, 32, and 16 bits:</text:p>
      <text:p text:style-name="P111">|------------|------------------|------------------|-----------------</text:p>
      <text:p text:style-name="P111">|Storage size|Memory Location <text:s text:c="2"/>|IEEE 754 value <text:s text:c="3"/>|Decimal value</text:p>
      <text:p text:style-name="P111">|------------|------------------|------------------|-----------------</text:p>
      <text:p text:style-name="P111">| <text:s/>64 bits <text:s text:c="2"/>|0x000x7ffd44b68978|<text:span text:style-name="T100">0x40b1111111111111</text:span>|4369.066666666666606</text:p>
      <text:p text:style-name="P111">|------------|------------------|------------------|-----------------</text:p>
      <text:p text:style-name="P111">| <text:s/>32 bits <text:s text:c="2"/>|0x000x7ffd44b68974|0x45888889 <text:s text:c="7"/>|4369.06689453</text:p>
      <text:p text:style-name="P111">|------------|------------------|------------------|-----------------</text:p>
      <text:p text:style-name="P111">| <text:s/>16 bits <text:s text:c="2"/>|0x000x7ffd44b68972|0x6c44 <text:s text:c="11"/>|4368.0000</text:p>
      <text:p text:style-name="P111">|------------|------------------|------------------|-----------------</text:p>
      <text:p text:style-name="P111"/>
      <text:p text:style-name="P111">That's all. Have fun with your floats.</text:p>
      <text:p text:style-name="P111">This bash script will now terminate.</text:p>
      <text:p text:style-name="P111">activeprofessor@Margaret:~/Teaching-support-docs/CS-subject-areas/Gdb/Gdb-programs/Convert-decimal-to-Ieee754$</text:p>
      <text:p text:style-name="P90"/>
      <text:p text:style-name="P91">Yellow is the input value. <text:s text:c="2"/>Light blue is the <text:span text:style-name="T99">output value</text:span></text:p>
      <text:p text:style-name="P92">That is good evidence that th<text:span text:style-name="T32">e correct value is </text:span><text:span text:style-name="T43">4369.066666666666497</text:span></text:p>
      <text:p text:style-name="P90"/>
      <text:p text:style-name="P88"/>
      <text:p text:style-name="P122">Memory</text:p>
      <text:p text:style-name="P15"/>
      <text:p text:style-name="P16"><text:span text:style-name="T17">1</text:span><text:span text:style-name="T59">4</text:span><text:span text:style-name="T17">. <text:s/></text:span><text:span text:style-name="T27">Suppose that C++ function main has called a</text:span><text:span text:style-name="T28">nother</text:span><text:span text:style-name="T27"> C++ function. <text:s/>What is stored in the </text:span><text:span text:style-name="T46">backend</text:span><text:span text:style-name="T27"> qword of the AR </text:span><text:span text:style-name="T29">of main</text:span><text:span text:style-name="T27">?</text:span><text:span text:style-name="T25"> <text:s/></text:span><text:span text:style-name="T103">[4]</text:span></text:p>
      <text:p text:style-name="P15"/>
      <text:p text:style-name="P63">Answer: <text:s/>64 binary zeros is the standard, but there are a few times I have seen 63 zeros and a single 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23"><text:span text:style-name="T47">1</text:span><text:span text:style-name="T59">5</text:span><text:span text:style-name="T17">. <text:s/></text:span>A C++ (or C) function reaches <text:span text:style-name="T29">a</text:span> statement <text:span text:style-name="T29">that will call another function.</text:span>. <text:s/>What will happen? <text:s/><text:span text:style-name="T19">[Explain in terms that an assembly programmer will </text:span><text:span text:style-name="T20">find comfortable</text:span><text:span text:style-name="T19">]</text:span><text:span text:style-name="T104">[4]</text:span></text:p>
      <text:p text:style-name="P41"/>
      <text:p text:style-name="P66">Answer:</text:p>
      <text:p text:style-name="P66"/>
      <text:p text:style-name="P66"><text:tab/>push rip</text:p>
      <text:p text:style-name="P66"><text:tab/>push rbp</text:p>
      <text:p text:style-name="P66"><text:tab/>copy rsp into rbp</text:p>
      <text:p text:style-name="P66"><text:tab/><text:span text:style-name="T73">load address of next instruction into rip<text:tab/><text:tab/>see message below</text:span></text:p>
      <text:p text:style-name="P21"/>
      <text:p text:style-name="P21"/>
      <text:p text:style-name="P66"/>
      <text:p text:style-name="P66"/>
      <text:p text:style-name="P66"><text:span text:style-name="T101">Clarification</text:span>: <text:s/>Suppose function A will call function B <text:s/>Both A and B were compiled separately creating A.o and B.o. <text:s/>The linker has combined A.o and B.o so that at the point where A calls B there is a jump instruction to the first instruction of B. <text:s/></text:p>
      <text:p text:style-name="P66"/>
      <text:p text:style-name="P64">Consequently, nothing special happens other than the executable continues normal execution.</text:p>
      <text:p text:style-name="P47"/>
      <text:p text:style-name="P131">16. <text:s/>What is stored in the front end of a dormant AR?<text:span text:style-name="T25"> <text:s/></text:span><text:span text:style-name="T103">[4]</text:span></text:p>
      <text:p text:style-name="P41"/>
      <text:p text:style-name="P67">Answer: <text:s/>rip at the time the AR become dormant (inactive)</text:p>
      <text:p text:style-name="P15"/>
      <text:p text:style-name="P17"/>
      <text:p text:style-name="P17"/>
      <text:p text:style-name="P17"/>
      <text:p text:style-name="P17"/>
      <text:p text:style-name="P17"/>
      <text:p text:style-name="P17"/>
      <text:p text:style-name="P17"/>
      <text:p text:style-name="P17"/>
      <text:p text:style-name="P46">17. <text:s/>Answer this question in either C language or C++ language. <text:span text:style-name="T74">One language is sufficient for full credit</text:span></text:p>
      <text:p text:style-name="P48">Declare (a) <text:s/>a static array capable of holding up to 12 doubles and (b) a dynam<text:span text:style-name="T74">ic</text:span> array capable of holding up to 400 floats.<text:span text:style-name="T25"> <text:s/></text:span><text:span text:style-name="T103">[4]</text:span></text:p>
      <text:p text:style-name="P17"/>
      <text:p text:style-name="P67">Answers in C++:</text:p>
      <text:p text:style-name="P67"/>
      <text:p text:style-name="P67">a.<text:tab/>double static_array[12];</text:p>
      <text:p text:style-name="P17"/>
      <text:p text:style-name="P67">b.<text:tab/>float * dynam_array = new <text:span text:style-name="T110">float </text:span>[400];</text:p>
      <text:p text:style-name="P18"/>
      <text:p text:style-name="P18"/>
      <text:p text:style-name="P18"/>
      <text:p text:style-name="P67">Answers in C:</text:p>
      <text:p text:style-name="P18"/>
      <text:p text:style-name="P67">a.<text:tab/>double static_array[12];<text:tab/><text:tab/>//Same as in C++</text:p>
      <text:p text:style-name="P18"/>
      <text:p text:style-name="P67">b.<text:tab/>float <text:span text:style-name="T75">* dynamic = (float *)malloc(400*sizeof(float));</text:span></text:p>
      <text:p text:style-name="P123">Programming</text:p>
      <text:p text:style-name="P20"/>
      <text:p text:style-name="P23"><text:span text:style-name="T59">18</text:span><text:span text:style-name="T17">. <text:s/></text:span><text:span text:style-name="T30">The numbers 13.61 and 27.257 are stored in xmm</text:span><text:span text:style-name="T60">12</text:span><text:span text:style-name="T30"> and xmm</text:span><text:span text:style-name="T60">14</text:span><text:span text:style-name="T30">, but we don’t know which register holds which number. <text:s/>Write a block of assembly statements that will output the following sentence.</text:span><text:span text:style-name="T25"> <text:s/></text:span><text:span text:style-name="T103">[6]</text:span></text:p>
      <text:p text:style-name="P19"/>
      <text:p text:style-name="P19"><text:tab/>“<text:span text:style-name="T30">The large number is 27.257000 and the small number is 13.610000.”</text:span></text:p>
      <text:p text:style-name="P19"/>
      <text:p text:style-name="P17"/>
      <text:p text:style-name="P65">Answer:</text:p>
      <text:p text:style-name="P65"/>
      <text:p text:style-name="P65">segment .data</text:p>
      <text:p text:style-name="P65"/>
      <text:p text:style-name="P65">message <text:s/>db <text:s/>“the large number is %2.6lf and the small number is %2.6lf”,10,0</text:p>
      <text:p text:style-name="P22"/>
      <text:p text:style-name="P65">segment .text</text:p>
      <text:p text:style-name="P65"/>
      <text:p text:style-name="P65">;Setup block to output two floats: large number first.</text:p>
      <text:p text:style-name="P65">mov rax,2</text:p>
      <text:p text:style-name="P65">mov rdi, message</text:p>
      <text:p text:style-name="P65">ucomisd xmm4, xmm8</text:p>
      <text:p text:style-name="P65">ja xmm4_is_larger</text:p>
      <text:p text:style-name="P65">movsd xmm0,xmm8</text:p>
      <text:p text:style-name="P65">movsd xmm1,xmm4</text:p>
      <text:p text:style-name="P65">jmp continue</text:p>
      <text:p text:style-name="P65">xmm4_is_larger:</text:p>
      <text:p text:style-name="P65">movsd xmm0,xmm4</text:p>
      <text:p text:style-name="P65">movsd xmm1,xmm8</text:p>
      <text:p text:style-name="P65">call printf</text:p>
      <text:p text:style-name="P17"/>
      <text:p text:style-name="P95">continue:</text:p>
      <text:p text:style-name="P133">19. <text:s/>For security reasons the software specification document requires that numeric input be validated for up to 250 inputted characters. <text:s/>Show a block of asm that creates sufficient space on the stack for the incoming data, validates the data, and finally converts the data to a number stored in xmm15. <text:s/><text:span text:style-name="T103">[6]</text:span></text:p>
      <text:p text:style-name="P68"/>
      <text:p text:style-name="P69">Answer:</text:p>
      <text:p text:style-name="P69"/>
      <text:p text:style-name="P69">segment .data</text:p>
      <text:p text:style-name="P69">floatform db “%s”,0</text:p>
      <text:p text:style-name="P69">invalid_message db “A recent input is invalid. <text:s/>Please run the program again”,10,0</text:p>
      <text:p text:style-name="P69"/>
      <text:p text:style-name="P113"><text:span text:style-name="T41">;Set up block for </text:span><text:span text:style-name="T42">scanf to input a float number in string format</text:span></text:p>
      <text:p text:style-name="P69">mov rax,0</text:p>
      <text:p text:style-name="P69">mov rdi, floatform</text:p>
      <text:p text:style-name="P69">sub rsp,250</text:p>
      <text:p text:style-name="P69">mov rsi,rsp</text:p>
      <text:p text:style-name="P69">call scanf</text:p>
      <text:p text:style-name="P69"/>
      <text:p text:style-name="P69">;<text:span text:style-name="T76">Prepare to call isfloat</text:span></text:p>
      <text:p text:style-name="P69">mov rax,0</text:p>
      <text:p text:style-name="P69">mov rdi,rsp</text:p>
      <text:p text:style-name="P69">call isfloat</text:p>
      <text:p text:style-name="P69">cmp rax,0</text:p>
      <text:p text:style-name="P69">jmp bad_data</text:p>
      <text:p text:style-name="P69"/>
      <text:p text:style-name="P69">;Prepare to convert ascii data to genuine float</text:p>
      <text:p text:style-name="P69">mov rax,0</text:p>
      <text:p text:style-name="P69">mov rdi,rsp</text:p>
      <text:p text:style-name="P69">call atof</text:p>
      <text:p text:style-name="P69">movsd xmm15,xmm0</text:p>
      <text:p text:style-name="P69">jmp continue_execution</text:p>
      <text:p text:style-name="P69"/>
      <text:p text:style-name="P69">bad_data:</text:p>
      <text:p text:style-name="P69">;<text:span text:style-name="T76">Remind user to run the program again.</text:span></text:p>
      <text:p text:style-name="P69">mov rax,0</text:p>
      <text:p text:style-name="P69">mov rdi,invalid_message</text:p>
      <text:p text:style-name="P69">call printf</text:p>
      <text:p text:style-name="P69">jmp terminate</text:p>
      <text:p text:style-name="P69"/>
      <text:p text:style-name="P69">continue_execution:</text:p>
      <text:p text:style-name="P69"/>
      <text:p text:style-name="P69"/>
      <text:p text:style-name="P69">;<text:span text:style-name="T76">Not shown is the terminate block.</text:span></text:p>
      <text:p text:style-name="P128">2<text:span text:style-name="T61">0</text:span>. <text:s/><text:span text:style-name="T54">Here is a fragment of output from a program.</text:span></text:p>
      <text:p text:style-name="P25"/>
      <text:p text:style-name="P44">Please enter the numerator: <text:s text:c="2"/><text:span text:style-name="T60">1722</text:span></text:p>
      <text:p text:style-name="P44">Please enter the divisor: <text:s text:c="2"/><text:span text:style-name="T60">97</text:span></text:p>
      <text:p text:style-name="P44">After dividing the first number by the se<text:span text:style-name="T60">c</text:span>ond the remainder is <text:span text:style-name="T61">73</text:span></text:p>
      <text:p text:style-name="P43"/>
      <text:p text:style-name="P43">Write the block of assembly that produced the output above. <text:s/><text:span text:style-name="T103">[4]</text:span></text:p>
      <text:p text:style-name="P43"/>
      <text:p text:style-name="P70">Answer:</text:p>
      <text:p text:style-name="P70"/>
      <text:p text:style-name="P70">segment .data</text:p>
      <text:p text:style-name="P70">numerator_prompt db “Please enter the numerator: “,0</text:p>
      <text:p text:style-name="P70">divisor_prompt db “Please enter the divisor: “, 0</text:p>
      <text:p text:style-name="P70">remainder_message db “After dividing the first number by the second the remainder is %ld”,10,0</text:p>
      <text:p text:style-name="P70">integer_form db “%ld”,0</text:p>
      <text:p text:style-name="P43"/>
      <text:p text:style-name="P70"/>
      <text:p text:style-name="P70"/>
      <text:p text:style-name="P70"/>
      <text:p text:style-name="P70"/>
      <text:p text:style-name="P72">Continue on next page.</text:p>
      <text:p text:style-name="P134">segment .text</text:p>
      <text:p text:style-name="P70"/>
      <text:p text:style-name="P70">;Get the numerator</text:p>
      <text:p text:style-name="P70">mov rax, 0</text:p>
      <text:p text:style-name="P70">mov rdi, integer_form</text:p>
      <text:p text:style-name="P70">push qword 0</text:p>
      <text:p text:style-name="P70">mov rsi, rsp</text:p>
      <text:p text:style-name="P70">call scanf</text:p>
      <text:p text:style-name="P70">pop r14<text:tab/><text:tab/>Keep the numerator safe in r14</text:p>
      <text:p text:style-name="P70"/>
      <text:p text:style-name="P70">;Get the divisor</text:p>
      <text:p text:style-name="P70">mov rax, 0</text:p>
      <text:p text:style-name="P70">mov rdi, integer_form</text:p>
      <text:p text:style-name="P70">push qword 0</text:p>
      <text:p text:style-name="P70">mov rsi, rsp</text:p>
      <text:p text:style-name="P70">call scanf</text:p>
      <text:p text:style-name="P70">pop r15<text:tab/><text:tab/>Keep the divisor safe in r15</text:p>
      <text:p text:style-name="P70"/>
      <text:p text:style-name="P71">;Block to set up the long division</text:p>
      <text:p text:style-name="P71">mov rax, r14</text:p>
      <text:p text:style-name="P71">cqo</text:p>
      <text:p text:style-name="P71">div r15</text:p>
      <text:p text:style-name="P70"/>
      <text:p text:style-name="P70">;Set up the output message</text:p>
      <text:p text:style-name="P70">mov rax,0</text:p>
      <text:p text:style-name="P70">mov rdi,remainder_message</text:p>
      <text:p text:style-name="P70">mov rsi,rdx</text:p>
      <text:p text:style-name="P70">call printf</text:p>
      <text:p text:style-name="P43"/>
      <text:p text:style-name="P43"/>
      <text:p text:style-name="P43"/>
      <text:p text:style-name="P72">//Final comments: <text:s/>Admittedly, this answer was too long to be in a test. <text:s/>The critical part of question is highlighted in yellow above. <text:s/>It illustrates that to perform a division of one integer by another integer it is necessary to extend the numerator integer. <text:s/>This is shown in yellow. <text:s/></text:p>
      <text:p text:style-name="P72"/>
      <text:p text:style-name="P72">//<text:span text:style-name="T77">Terminology: <text:s/>When we say “size” of a register or of a number the term refers to how many bits are involved. <text:s text:c="2"/>“Magnitude” is the term for the mathematical quantity.</text:span></text:p>
      <text:p text:style-name="P72"/>
      <text:p text:style-name="P72">//<text:span text:style-name="T77">Assembly programmers have to be continuously aware of sizes. <text:s/>In assembly you that the multiplication of two dword registers results in a qword answer. <text:s/>For division the number must have twice many bits as the divisor.</text:span></text:p>
      <text:p text:style-name="P72"/>
      <text:p text:style-name="P72">Unfortunately, <text:span text:style-name="T77">much</text:span> of the answer <text:span text:style-name="T77">for this question was </text:span>a lot of boilerplate verbiage.</text:p>
      <text:p text:style-name="P72"/>
      <text:p text:style-name="P96">Make your best effort and that is all that can be expected.</text:p>
      <text:p text:style-name="P132">21. <text:s text:c="2"/>You are working on a program. <text:s/>At a certain point -7 is stored in the on word register cx. You need to expand -7 in cx to all of rcx.</text:p>
      <text:p text:style-name="P49"/>
      <text:p text:style-name="P50">Show assembly instructions to accomplish this. <text:s/><text:span text:style-name="T103">[4]</text:span></text:p>
      <text:p text:style-name="P50"/>
      <text:p text:style-name="P73"/>
      <text:p text:style-name="P73"/>
      <text:p text:style-name="P73"/>
      <text:p text:style-name="P73">Answer:</text:p>
      <text:p text:style-name="P73"/>
      <text:p text:style-name="P73">mov ax,cx<text:tab/><text:tab/>;rax and it subdivision are best suited for extension</text:p>
      <text:p text:style-name="P73"/>
      <text:p text:style-name="P73">cwde<text:tab/><text:tab/><text:tab/>;extend ax to eax</text:p>
      <text:p text:style-name="P73"/>
      <text:p text:style-name="P73">cdqe<text:tab/><text:tab/><text:tab/>;extend eax to rax</text:p>
      <text:p text:style-name="P73"/>
      <text:p text:style-name="P73">mov rcx,rax<text:tab/><text:tab/>;copy the answer back to rcx.</text:p>
      <text:p text:style-name="P50"/>
      <text:p text:style-name="P50"/>
      <text:p text:style-name="P50"/>
      <text:p text:style-name="P50">//<text:span text:style-name="T78">The instruction for extending a register are found on page 79 of the textbook</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pan text:style-name="T21">22. <text:s/></text:span><text:span text:style-name="T62">Show how to fast swap the two registers xmm5 and xmm6.</text:span><text:span text:style-name="T25"> <text:s/></text:span><text:span text:style-name="T103">[4]</text:span></text:p>
      <text:p text:style-name="P50"/>
      <text:p text:style-name="P74">Answer:</text:p>
      <text:p text:style-name="P74"/>
      <text:p text:style-name="P74">xorpd xmm5,xmm6</text:p>
      <text:p text:style-name="P74">xorpd xmm6,xmm5</text:p>
      <text:p text:style-name="P74">xorpd xmm5,xmm6</text:p>
      <text:p text:style-name="P18"/>
      <text:p text:style-name="P119">GDB</text:p>
      <text:p text:style-name="P24"/>
      <text:p text:style-name="P27"><text:span text:style-name="T21">23. <text:s/></text:span>Suppose <text:span text:style-name="T62">this declaration appears in C++ function: <text:s text:c="2"/>int limit =40;</text:span></text:p>
      <text:p text:style-name="P97">What is the gdb command that will show the address where the value in limit is stored.<text:span text:style-name="T25"> <text:s/></text:span><text:span text:style-name="T103">[4]</text:span></text:p>
      <text:p text:style-name="P27"/>
      <text:p text:style-name="P75">Answer:</text:p>
      <text:p text:style-name="P75"/>
      <text:p text:style-name="P75">p/x <text:s text:c="2"/>&amp;<text:span text:style-name="T109">limit</text:span></text:p>
      <text:p text:style-name="P24"/>
      <text:p text:style-name="P24"/>
      <text:p text:style-name="P24"/>
      <text:p text:style-name="P24"/>
      <text:p text:style-name="P117"><text:span text:style-name="T38">24. <text:s/></text:span><text:span text:style-name="T39">What is the GDB command that will output the </text:span><text:span text:style-name="T40">high half of xmm15 in IEEE format?</text:span><text:span text:style-name="T45"> <text:s/></text:span><text:span text:style-name="T44">[4]</text:span></text:p>
      <text:p text:style-name="P24"/>
      <text:p text:style-name="P75">Answer:</text:p>
      <text:p text:style-name="P75"/>
      <text:p text:style-name="P75">p/x <text:s text:c="2"/>$xmm15.v2_int64[1]<text:tab/><text:tab/><text:tab/>&lt;<text:span text:style-name="T111">== Output in IEEE hex</text:span></text:p>
      <text:p text:style-name="P24"/>
      <text:p text:style-name="P101">or</text:p>
      <text:p text:style-name="P101"/>
      <text:p text:style-name="P101">p/f <text:s text:c="2"/>$xmm15.v2_double[1]<text:tab/><text:tab/><text:tab/>&lt;== Output in decimal float form</text:p>
      <text:p text:style-name="P24"/>
      <text:p text:style-name="P24"/>
      <text:p text:style-name="P29"><text:span text:style-name="T21">25. <text:s/></text:span>What is the GDB command that will o<text:span text:style-name="T47">utput the number of bytes in </text:span>the current AR?<text:span text:style-name="T25"> <text:s/></text:span><text:span text:style-name="T103">[4]</text:span></text:p>
      <text:p text:style-name="P24"/>
      <text:p text:style-name="P75">Answer:</text:p>
      <text:p text:style-name="P24"/>
      <text:p text:style-name="P75">p/d <text:s text:c="2"/>($rbp-$rsp+8)</text:p>
      <text:p text:style-name="P24"/>
      <text:p text:style-name="P24"/>
      <text:p text:style-name="P24"/>
      <text:p text:style-name="P117"><text:span text:style-name="T38">26. <text:s/></text:span><text:span text:style-name="T40">What is the GDB command that will output the next instruction that will execute. <text:s/>[Not the address of the instruction, the instruction itself.</text:span><text:span text:style-name="T45"> <text:s/></text:span><text:span text:style-name="T44">[4]</text:span></text:p>
      <text:p text:style-name="P30"/>
      <text:p text:style-name="P75">Answer:</text:p>
      <text:p text:style-name="P75"/>
      <text:p text:style-name="P75">x/1xg <text:s/><text:span text:style-name="T112">$</text:span>rip</text:p>
      <text:p text:style-name="P30"/>
      <text:p text:style-name="P107">Comment: <text:s/>The gdb ‘x’ command includes dereference first then output something. <text:s/>In this case rip is dereferenced first and then the action of output occurs.</text:p>
      <text:p text:style-name="P30"/>
      <text:p text:style-name="P30"/>
      <text:p text:style-name="P30"/>
      <text:p text:style-name="P98"><text:span text:style-name="T21">27. <text:s/></text:span><text:span text:style-name="T48">Show how to use GDB to output the </text:span><text:span text:style-name="T62">number of quad words in the current AR.</text:span><text:span text:style-name="T25"> <text:s/></text:span><text:span text:style-name="T103">[4]</text:span></text:p>
      <text:p text:style-name="P24"/>
      <text:p text:style-name="P75">Answer: <text:s text:c="2"/>[This is very similar to #25. <text:s/>That was not intentional.]</text:p>
      <text:p text:style-name="P18"/>
      <text:p text:style-name="P75">p/d <text:s text:c="2"/>($rbp-$rsp)/8 + 1</text:p>
      <text:p text:style-name="P130">28. <text:s/>What GDB command could have created the following output?<text:span text:style-name="T25"> <text:s/></text:span><text:span text:style-name="T103">[4]</text:span></text:p>
      <text:p text:style-name="P38"/>
      <text:p text:style-name="P110">0x7fffffffde70:<text:tab/>0x00<text:tab/>0x00<text:tab/>0x00<text:tab/>0x00<text:tab/>0x00<text:tab/>0x00<text:tab/>0x00<text:tab/>0x00</text:p>
      <text:p text:style-name="P110">0x7fffffffde78:<text:tab/>0xb3<text:tab/>0x60<text:tab/>0xde<text:tab/>0xf7<text:tab/>0xff<text:tab/>0x7f<text:tab/>0x00<text:tab/>0x00</text:p>
      <text:p text:style-name="P110">0x7fffffffde80:<text:tab/>0x20<text:tab/>0xc6<text:tab/>0xff<text:tab/>0xf7<text:tab/>0xff<text:tab/>0x7f<text:tab/>0x00<text:tab/>0x00</text:p>
      <text:p text:style-name="P110">0x7fffffffde88:<text:tab/>0x68<text:tab/>0xdf<text:tab/>0xff<text:tab/>0xff<text:tab/>0xff<text:tab/>0x7f<text:tab/>0x00<text:tab/>0x00</text:p>
      <text:p text:style-name="P110">0x7fffffffde90:<text:tab/>0x00<text:tab/>0x00<text:tab/>0x00<text:tab/>0x00<text:tab/>0x01<text:tab/>0x00<text:tab/>0x00<text:tab/>0x00</text:p>
      <text:p text:style-name="P110">0x7fffffffde98:<text:tab/>0x96<text:tab/>0x11<text:tab/>0x40<text:tab/>0x00<text:tab/>0x00<text:tab/>0x00<text:tab/>0x00<text:tab/>0x00</text:p>
      <text:p text:style-name="P110">0x7fffffffdea0:<text:tab/>0x10<text:tab/>0x16<text:tab/>0x40<text:tab/>0x00<text:tab/>0x00<text:tab/>0x00<text:tab/>0x00<text:tab/>0x00</text:p>
      <text:p text:style-name="P110">0x7fffffffdea8:<text:tab/>0x7a<text:tab/>0x64<text:tab/>0x4e<text:tab/>0xd9<text:tab/>0x7e<text:tab/>0x0d<text:tab/>0x3a<text:tab/>0x84</text:p>
      <text:p text:style-name="P110">0x7fffffffdeb0:<text:tab/>0xb0<text:tab/>0x10<text:tab/>0x40<text:tab/>0x00<text:tab/>0x00<text:tab/>0x00<text:tab/>0x00<text:tab/>0x00</text:p>
      <text:p text:style-name="P110">0x7fffffffdeb8:<text:tab/>0x60<text:tab/>0xdf<text:tab/>0xff<text:tab/>0xff<text:tab/>0xff<text:tab/>0x7f<text:tab/>0x00<text:tab/>0x00</text:p>
      <text:p text:style-name="P110">0x7fffffffdec0:<text:tab/>0x00<text:tab/>0x00<text:tab/>0x00<text:tab/>0x00<text:tab/>0x00<text:tab/>0x00<text:tab/>0x00<text:tab/>0x00</text:p>
      <text:p text:style-name="P110">0x7fffffffdec8:<text:tab/>0x00<text:tab/>0x00<text:tab/>0x00<text:tab/>0x00<text:tab/>0x00<text:tab/>0x00<text:tab/>0x00<text:tab/>0x00</text:p>
      <text:p text:style-name="P110">0x7fffffffded0:<text:tab/>0x7a<text:tab/>0x64<text:tab/>0x4e<text:tab/>0x64</text:p>
      <text:p text:style-name="P38"/>
      <text:p text:style-name="P38"/>
      <text:p text:style-name="P75">Answer: <text:s text:c="3"/>First note that there are 100 numbers displayed above.</text:p>
      <text:p text:style-name="P75"/>
      <text:p text:style-name="P75">Then the answer is <text:s text:c="4"/>x/100xb <text:s text:c="3"/>$rsp</text:p>
      <text:p text:style-name="P75"/>
      <text:p text:style-name="P75">//The ‘b’ indicates that each output number is one byte.</text:p>
      <text:p text:style-name="P38"/>
      <text:p text:style-name="P38"/>
      <text:p text:style-name="P38"/>
      <text:p text:style-name="P38"/>
      <text:p text:style-name="P38"/>
      <text:p text:style-name="P38"/>
      <text:p text:style-name="P38"/>
      <text:p text:style-name="P76">The end</text:p>
      <text:p text:style-name="P76"/>
      <text:p text:style-name="P76"/>
      <text:p text:style-name="P76"/>
      <text:p text:style-name="P76"/>
      <text:p text:style-name="P76"/>
      <text:p text:style-name="P76"/>
      <text:p text:style-name="P76"/>
      <text:p text:style-name="P76"/>
      <text:p text:style-name="P76"/>
      <text:p text:style-name="P76"/>
      <text:p text:style-name="P5">Postmortem</text:p>
      <text:p text:style-name="P78"/>
      <text:p text:style-name="P78">This test did not come from any teacher’s guide published by a textbook publishing company. <text:s/>Your instructor is responsible for any errors discovered during <text:span text:style-name="T79">the </text:span>autopsy.</text:p>
      <text:p text:style-name="P78"/>
      <text:p text:style-name="P78"/>
      <text:p text:style-name="P77">The simple fact is that our textbook does not come from any company. <text:s/>One nice guy at Univ of Nevada in LV decided to give it away for free instead of collecting royalties from students forced to buy the book. <text:s/>That is a real nice guy.</text:p>
      <text:p text:style-name="P120">Epilogue.</text:p>
      <text:p text:style-name="P32"/>
      <text:p text:style-name="P32"/>
      <text:p text:style-name="P32"/>
      <text:p text:style-name="P32">My electronic signature below attests to the fact that I answered these question of my own accord and I did not use any pdf files.</text:p>
      <text:p text:style-name="P32"/>
      <text:p text:style-name="P32"/>
      <text:p text:style-name="P32">Signature:</text:p>
      <text:p text:style-name="P32"/>
      <text:p text:style-name="P32">Email:</text:p>
      <text:p text:style-name="P32"/>
      <text:p text:style-name="P32">After signing above return the test copy as an attachment to <text:s text:c="2"/><text:span text:style-name="T15">holliday@fullerton.edu</text:span></text:p>
      <text:p text:style-name="P32"/>
      <text:p text:style-name="P32"/>
      <text:p text:style-name="P45">Messages to the instructor are always welcomed.</text:p>
      <text:p text:style-name="P52"/>
      <text:p text:style-name="P52">If you have a message for the instructor record it in the space below. <text:s/>A message recorded in the email used to submit the completed midterm will become separate from the midterm and usually the mail message is lost. <text:s/><text:span text:style-name="T62">This is a secure place to leave messages, if any.</text:span></text:p>
      <text:p text:style-name="P52"/>
      <text:p text:style-name="P53">For instance, if you are taking this test in a section other than where you are enrolled then tell me that. <text:s/>This will help the bookkeeping. <text:s text:c="2"/><text:span text:style-name="T63">Section 5 meets TuTh 2pm-4pm.</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3"/>
      <text:p text:style-name="P33"/>
      <text:p text:style-name="P33"/>
      <text:p text:style-name="P37">This test document was created by Libre Office because it is a free download. <text:s/>It came from <text:span text:style-name="T81">https://www.libreoffice.org/download/download/ <text:s text:c="3"/></text:span><text:span text:style-name="T80">Yes, the string ‘download’ appears twice in the UR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4:59:10.739651065</meta:creation-date>
    <dc:date>2022-04-17T08:37:37.148256676</dc:date>
    <meta:editing-duration>PT6H27M52S</meta:editing-duration>
    <meta:editing-cycles>50</meta:editing-cycles>
    <meta:generator>LibreOffice/6.4.7.2$Linux_X86_64 LibreOffice_project/40$Build-2</meta:generator>
    <meta:document-statistic meta:table-count="0" meta:image-count="1" meta:object-count="19" meta:page-count="22" meta:paragraph-count="351" meta:word-count="3302" meta:character-count="20266" meta:non-whitespace-character-count="16936"/>
  </office:meta>
</office:document-meta>
</file>

<file path=Object 1/content.xml><?xml version="1.0" encoding="utf-8"?>
<math xmlns="http://www.w3.org/1998/Math/MathML" display="block">
  <semantics>
    <mrow>
      <mn>113</mn>
      <mfrac>
        <mn>4</mn>
        <mn>15</mn>
      </mfrac>
    </mrow>
    <annotation encoding="StarMath 5.0">113 4 over 15</annotation>
  </semantics>
</math>
</file>

<file path=Object 10/content.xml><?xml version="1.0" encoding="utf-8"?>
<math xmlns="http://www.w3.org/1998/Math/MathML" display="block">
  <semantics>
    <mfrac>
      <mtable>
        <mtr>
          <mtd>
            <mn>.8</mn>
          </mtd>
        </mtr>
        <mtr>
          <mtd>
            <mrow>
              <mi>x</mi>
              <mn>2</mn>
            </mrow>
          </mtd>
        </mtr>
      </mtable>
      <mn>1.6</mn>
    </mfrac>
    <annotation encoding="StarMath 5.0">{ binom{.8}{x2} } over {1.6}  </annotation>
  </semantics>
</math>
</file>

<file path=Object 11/content.xml><?xml version="1.0" encoding="utf-8"?>
<math xmlns="http://www.w3.org/1998/Math/MathML" display="block">
  <semantics>
    <mfrac>
      <mtable>
        <mtr>
          <mtd>
            <mn>.6</mn>
          </mtd>
        </mtr>
        <mtr>
          <mtd>
            <mrow>
              <mi>x</mi>
              <mn>2</mn>
            </mrow>
          </mtd>
        </mtr>
      </mtable>
      <mn>1.2</mn>
    </mfrac>
    <annotation encoding="StarMath 5.0">{ binom{.6}{x2} } over {1.2}  </annotation>
  </semantics>
</math>
</file>

<file path=Object 12/content.xml><?xml version="1.0" encoding="utf-8"?>
<math xmlns="http://www.w3.org/1998/Math/MathML" display="block">
  <semantics>
    <mfrac>
      <mtable>
        <mtr>
          <mtd>
            <mn>.2</mn>
          </mtd>
        </mtr>
        <mtr>
          <mtd>
            <mrow>
              <mi>x</mi>
              <mn>2</mn>
            </mrow>
          </mtd>
        </mtr>
      </mtable>
      <mn>0.4</mn>
    </mfrac>
    <annotation encoding="StarMath 5.0">{ binom{.2}{x2} } over {0.4}  </annotation>
  </semantics>
</math>
</file>

<file path=Object 13/content.xml><?xml version="1.0" encoding="utf-8"?>
<math xmlns="http://www.w3.org/1998/Math/MathML" display="block">
  <semantics>
    <mrow>
      <mrow>
        <mo fence="true" stretchy="true">[</mo>
        <mrow>
          <mrow>
            <mn>1</mn>
            <mo stretchy="false">+</mo>
            <msup>
              <mrow>
                <mo fence="true" stretchy="true">(</mo>
                <mrow>
                  <mfrac>
                    <mn>1</mn>
                    <mn>2</mn>
                  </mfrac>
                </mrow>
                <mo fence="true" stretchy="true">)</mo>
              </mrow>
              <mn>4</mn>
            </msup>
            <mo stretchy="false">+</mo>
            <msup>
              <mrow>
                <mo fence="true" stretchy="true">(</mo>
                <mrow>
                  <mfrac>
                    <mn>1</mn>
                    <mn>2</mn>
                  </mfrac>
                </mrow>
                <mo fence="true" stretchy="true">)</mo>
              </mrow>
              <mn>8</mn>
            </msup>
            <mo stretchy="false">+</mo>
            <msup>
              <mrow>
                <mo fence="true" stretchy="true">(</mo>
                <mrow>
                  <mfrac>
                    <mn>1</mn>
                    <mn>2</mn>
                  </mfrac>
                </mrow>
                <mo fence="true" stretchy="true">)</mo>
              </mrow>
              <mn>12</mn>
            </msup>
            <mo stretchy="false">+</mo>
            <mn>....</mn>
            <mo stretchy="false">+</mo>
            <msup>
              <mrow>
                <mo fence="true" stretchy="true">(</mo>
                <mrow>
                  <mfrac>
                    <mn>1</mn>
                    <mn>2</mn>
                  </mfrac>
                </mrow>
                <mo fence="true" stretchy="true">)</mo>
              </mrow>
              <mn>52</mn>
            </msup>
          </mrow>
        </mrow>
        <mo fence="true" stretchy="true">]</mo>
      </mrow>
      <mi>x</mi>
      <msup>
        <mn>2</mn>
        <mn>12</mn>
      </msup>
    </mrow>
    <annotation encoding="StarMath 5.0">left[1 + left( 1 over 2 right)^4 + left( 1 over 2 right)^8 + left( 1 over 2 right)^12 + .... + left( 1 over 2 right)^52 right] x 2^12</annotation>
  </semantics>
</math>
</file>

<file path=Object 14/content.xml><?xml version="1.0" encoding="utf-8"?>
<math xmlns="http://www.w3.org/1998/Math/MathML" display="block">
  <semantics>
    <mrow>
      <mrow>
        <mo fence="true" stretchy="true">[</mo>
        <mrow>
          <mrow>
            <msup>
              <mrow>
                <mo fence="true" stretchy="true">(</mo>
                <mrow>
                  <mfrac>
                    <mn>1</mn>
                    <mn>16</mn>
                  </mfrac>
                </mrow>
                <mo fence="true" stretchy="true">)</mo>
              </mrow>
              <mn>0</mn>
            </msup>
            <mo stretchy="false">+</mo>
            <msup>
              <mrow>
                <mo fence="true" stretchy="true">(</mo>
                <mrow>
                  <mfrac>
                    <mn>1</mn>
                    <mn>16</mn>
                  </mfrac>
                </mrow>
                <mo fence="true" stretchy="true">)</mo>
              </mrow>
              <mn>1</mn>
            </msup>
            <mo stretchy="false">+</mo>
            <msup>
              <mrow>
                <mo fence="true" stretchy="true">(</mo>
                <mrow>
                  <mfrac>
                    <mn>1</mn>
                    <mn>16</mn>
                  </mfrac>
                </mrow>
                <mo fence="true" stretchy="true">)</mo>
              </mrow>
              <mn>2</mn>
            </msup>
            <mo stretchy="false">+</mo>
            <msup>
              <mrow>
                <mo fence="true" stretchy="true">(</mo>
                <mrow>
                  <mfrac>
                    <mn>1</mn>
                    <mn>16</mn>
                  </mfrac>
                </mrow>
                <mo fence="true" stretchy="true">)</mo>
              </mrow>
              <mn>3</mn>
            </msup>
            <mo stretchy="false">+</mo>
            <mn>....</mn>
            <mo stretchy="false">+</mo>
            <msup>
              <mrow>
                <mo fence="true" stretchy="true">(</mo>
                <mrow>
                  <mfrac>
                    <mn>1</mn>
                    <mn>16</mn>
                  </mfrac>
                </mrow>
                <mo fence="true" stretchy="true">)</mo>
              </mrow>
              <mn>13</mn>
            </msup>
          </mrow>
        </mrow>
        <mo fence="true" stretchy="true">]</mo>
      </mrow>
      <mi>x</mi>
      <msup>
        <mn>2</mn>
        <mn>12</mn>
      </msup>
    </mrow>
    <annotation encoding="StarMath 5.0">left[left( 1 over 16 right)^0 + left( 1 over 16 right)^1 + left( 1 over 16 right)^2 + left( 1 over 16 right)^3 + .... + left( 1 over 16 right)^13 right] x 2^12</annotation>
  </semantics>
</math>
</file>

<file path=Object 15/content.xml><?xml version="1.0" encoding="utf-8"?>
<math xmlns="http://www.w3.org/1998/Math/MathML" display="block">
  <semantics>
    <mrow>
      <mrow>
        <mo fence="true" stretchy="true">[</mo>
        <mrow>
          <mrow>
            <munderover>
              <mo stretchy="false">∑</mo>
              <mrow>
                <mi>k</mi>
                <mo stretchy="false">=</mo>
                <mn>0</mn>
              </mrow>
              <mn>13</mn>
            </munderover>
            <msup>
              <mrow>
                <mo fence="true" stretchy="true">(</mo>
                <mrow>
                  <mfrac>
                    <mn>1</mn>
                    <mn>16</mn>
                  </mfrac>
                </mrow>
                <mo fence="true" stretchy="true">)</mo>
              </mrow>
              <mi>k</mi>
            </msup>
          </mrow>
        </mrow>
        <mo fence="true" stretchy="true">]</mo>
      </mrow>
      <mi>x</mi>
      <msup>
        <mn>2</mn>
        <mn>12</mn>
      </msup>
    </mrow>
    <annotation encoding="StarMath 5.0">left[ sum from{k=0} to{13} left(1 over 16 right)^k right] x 2^12</annotation>
  </semantics>
</math>
</file>

<file path=Object 16/content.xml><?xml version="1.0" encoding="utf-8"?>
<math xmlns="http://www.w3.org/1998/Math/MathML" display="block">
  <semantics>
    <mrow>
      <mrow>
        <mo fence="true" stretchy="true">[</mo>
        <mrow>
          <mfrac>
            <mrow>
              <mn>1</mn>
              <mo stretchy="false">−</mo>
              <msup>
                <mrow>
                  <mo fence="true" stretchy="true">(</mo>
                  <mrow>
                    <mfrac>
                      <mn>1</mn>
                      <mn>16</mn>
                    </mfrac>
                  </mrow>
                  <mo fence="true" stretchy="true">)</mo>
                </mrow>
                <mn>14</mn>
              </msup>
            </mrow>
            <mrow>
              <mn>1</mn>
              <mo stretchy="false">−</mo>
              <mrow>
                <mo fence="true" stretchy="true">(</mo>
                <mrow>
                  <mfrac>
                    <mn>1</mn>
                    <mn>16</mn>
                  </mfrac>
                </mrow>
                <mo fence="true" stretchy="true">)</mo>
              </mrow>
            </mrow>
          </mfrac>
        </mrow>
        <mo fence="true" stretchy="true">]</mo>
      </mrow>
      <mi>x</mi>
      <msup>
        <mn>2</mn>
        <mn>12</mn>
      </msup>
    </mrow>
    <annotation encoding="StarMath 5.0">left[ {1 - left(1 over 16 right)^14} over {1 - left(1 over 16 right)} right] x 2^12</annotation>
  </semantics>
</math>
</file>

<file path=Object 17/content.xml><?xml version="1.0" encoding="utf-8"?>
<math xmlns="http://www.w3.org/1998/Math/MathML" display="block">
  <semantics>
    <mrow>
      <mrow>
        <mo fence="true" stretchy="true">(</mo>
        <mrow>
          <mfrac>
            <mn>16</mn>
            <mn>15</mn>
          </mfrac>
        </mrow>
        <mo fence="true" stretchy="true">)</mo>
      </mrow>
      <mrow>
        <mo fence="true" stretchy="true">[</mo>
        <mrow>
          <mrow>
            <mn>1</mn>
            <mo stretchy="false">−</mo>
            <msup>
              <mrow>
                <mo fence="true" stretchy="true">(</mo>
                <mrow>
                  <mfrac>
                    <mn>1</mn>
                    <mn>16</mn>
                  </mfrac>
                </mrow>
                <mo fence="true" stretchy="true">)</mo>
              </mrow>
              <mn>14</mn>
            </msup>
          </mrow>
        </mrow>
        <mo fence="true" stretchy="true">]</mo>
      </mrow>
      <mi>x</mi>
      <msup>
        <mn>2</mn>
        <mn>12</mn>
      </msup>
    </mrow>
    <annotation encoding="StarMath 5.0">left( 16 over 15 right) left[1 - left(1 over 16 right)^14 right] x 2^12</annotation>
  </semantics>
</math>
</file>

<file path=Object 18/content.xml><?xml version="1.0" encoding="utf-8"?>
<math xmlns="http://www.w3.org/1998/Math/MathML" display="block">
  <semantics>
    <mrow>
      <mrow>
        <mo fence="true" stretchy="true">(</mo>
        <mrow>
          <mfrac>
            <mn>1</mn>
            <mn>15</mn>
          </mfrac>
        </mrow>
        <mo fence="true" stretchy="true">)</mo>
      </mrow>
      <mrow>
        <mo fence="true" stretchy="true">[</mo>
        <mrow>
          <mrow>
            <mn>1</mn>
            <mo stretchy="false">−</mo>
            <msup>
              <mrow>
                <mo fence="true" stretchy="true">(</mo>
                <mrow>
                  <mfrac>
                    <mn>1</mn>
                    <mn>16</mn>
                  </mfrac>
                </mrow>
                <mo fence="true" stretchy="true">)</mo>
              </mrow>
              <mn>14</mn>
            </msup>
          </mrow>
        </mrow>
        <mo fence="true" stretchy="true">]</mo>
      </mrow>
      <mi>x</mi>
      <msup>
        <mn>2</mn>
        <mn>16</mn>
      </msup>
    </mrow>
    <annotation encoding="StarMath 5.0">left( 1 over 15 right) left[1 - left(1 over 16 right)^14 right] x 2^16</annotation>
  </semantics>
</math>
</file>

<file path=Object 19/content.xml><?xml version="1.0" encoding="utf-8"?>
<math xmlns="http://www.w3.org/1998/Math/MathML" display="block">
  <semantics>
    <mrow>
      <mrow>
        <mo fence="true" stretchy="true">(</mo>
        <mrow>
          <mfrac>
            <mn>1</mn>
            <mn>15</mn>
          </mfrac>
        </mrow>
        <mo fence="true" stretchy="true">)</mo>
      </mrow>
      <mrow>
        <mo fence="true" stretchy="true">[</mo>
        <mrow>
          <mrow>
            <mn>1</mn>
            <mo stretchy="false">−</mo>
            <msup>
              <mrow>
                <mo fence="true" stretchy="true">(</mo>
                <mrow>
                  <mfrac>
                    <mn>1</mn>
                    <mn>2</mn>
                  </mfrac>
                </mrow>
                <mo fence="true" stretchy="true">)</mo>
              </mrow>
              <mn>56</mn>
            </msup>
          </mrow>
        </mrow>
        <mo fence="true" stretchy="true">]</mo>
      </mrow>
      <mi>x</mi>
      <msup>
        <mn>2</mn>
        <mn>16</mn>
      </msup>
    </mrow>
    <annotation encoding="StarMath 5.0">left( 1 over 15 right) left[1 - left(1 over 2 right)^56 right] x 2^16</annotation>
  </semantics>
</math>
</file>

<file path=Object 2/content.xml><?xml version="1.0" encoding="utf-8"?>
<math xmlns="http://www.w3.org/1998/Math/MathML" display="block">
  <semantics>
    <mrow>
      <mfrac>
        <mn>4</mn>
        <mn>15</mn>
      </mfrac>
      <mi>x</mi>
      <mrow>
        <mn>2</mn>
        <mo stretchy="false">=</mo>
        <mrow>
          <mn>0</mn>
          <mo stretchy="false">+</mo>
          <mfrac>
            <mn>8</mn>
            <mn>15</mn>
          </mfrac>
        </mrow>
      </mrow>
    </mrow>
    <annotation encoding="StarMath 5.0">{4 over 15}x 2 = 0 + {8 over 15}</annotation>
  </semantics>
</math>
</file>

<file path=Object 3/content.xml><?xml version="1.0" encoding="utf-8"?>
<math xmlns="http://www.w3.org/1998/Math/MathML" display="block">
  <semantics>
    <mrow>
      <mfrac>
        <mn>8</mn>
        <mn>15</mn>
      </mfrac>
      <mi>x</mi>
      <mrow>
        <mn>2</mn>
        <mo stretchy="false">=</mo>
        <mrow>
          <mn>1</mn>
          <mo stretchy="false">+</mo>
          <mfrac>
            <mn>1</mn>
            <mn>15</mn>
          </mfrac>
        </mrow>
      </mrow>
    </mrow>
    <annotation encoding="StarMath 5.0">{8 over 15}x 2 = 1 + {1 over 15}</annotation>
  </semantics>
</math>
</file>

<file path=Object 4/content.xml><?xml version="1.0" encoding="utf-8"?>
<math xmlns="http://www.w3.org/1998/Math/MathML" display="block">
  <semantics>
    <mrow>
      <mfrac>
        <mn>1</mn>
        <mn>15</mn>
      </mfrac>
      <mi>x</mi>
      <mrow>
        <mn>2</mn>
        <mo stretchy="false">=</mo>
        <mrow>
          <mn>0</mn>
          <mo stretchy="false">+</mo>
          <mfrac>
            <mn>2</mn>
            <mn>15</mn>
          </mfrac>
        </mrow>
      </mrow>
    </mrow>
    <annotation encoding="StarMath 5.0">{1 over 15} x 2 = 0 + {2 over 15}</annotation>
  </semantics>
</math>
</file>

<file path=Object 5/content.xml><?xml version="1.0" encoding="utf-8"?>
<math xmlns="http://www.w3.org/1998/Math/MathML" display="block">
  <semantics>
    <mrow>
      <mfrac>
        <mn>2</mn>
        <mn>15</mn>
      </mfrac>
      <mi>x</mi>
      <mrow>
        <mn>2</mn>
        <mo stretchy="false">=</mo>
        <mrow>
          <mn>0</mn>
          <mo stretchy="false">+</mo>
          <mfrac>
            <mn>4</mn>
            <mn>15</mn>
          </mfrac>
        </mrow>
      </mrow>
    </mrow>
    <annotation encoding="StarMath 5.0">{2 over 15} x 2 = 0 + {4 over 15}</annotation>
  </semantics>
</math>
</file>

<file path=Object 6/content.xml><?xml version="1.0" encoding="utf-8"?>
<math xmlns="http://www.w3.org/1998/Math/MathML" display="block">
  <semantics>
    <mrow>
      <mfrac>
        <mn>4</mn>
        <mn>15</mn>
      </mfrac>
      <mi>x</mi>
      <mrow>
        <mn>2</mn>
        <mo stretchy="false">=</mo>
        <mrow>
          <mn>0</mn>
          <mo stretchy="false">+</mo>
          <mfrac>
            <mn>8</mn>
            <mn>15</mn>
          </mfrac>
        </mrow>
      </mrow>
    </mrow>
    <annotation encoding="StarMath 5.0">{4 over 15} x 2 = 0 + {8 over 15}</annotation>
  </semantics>
</math>
</file>

<file path=Object 7/content.xml><?xml version="1.0" encoding="utf-8"?>
<math xmlns="http://www.w3.org/1998/Math/MathML" display="block">
  <semantics>
    <mfrac>
      <mtable>
        <mtr>
          <mtd>
            <mn>.1</mn>
          </mtd>
        </mtr>
        <mtr>
          <mtd>
            <mrow>
              <mi>x</mi>
              <mn>2</mn>
            </mrow>
          </mtd>
        </mtr>
      </mtable>
      <mn>0.2</mn>
    </mfrac>
    <annotation encoding="StarMath 5.0">{ binom{.1}{x2} } over {0.2}  </annotation>
  </semantics>
</math>
</file>

<file path=Object 8/content.xml><?xml version="1.0" encoding="utf-8"?>
<math xmlns="http://www.w3.org/1998/Math/MathML" display="block">
  <semantics>
    <mfrac>
      <mtable>
        <mtr>
          <mtd>
            <mn>.2</mn>
          </mtd>
        </mtr>
        <mtr>
          <mtd>
            <mrow>
              <mi>x</mi>
              <mn>2</mn>
            </mrow>
          </mtd>
        </mtr>
      </mtable>
      <mn>0.4</mn>
    </mfrac>
    <annotation encoding="StarMath 5.0">{ binom{.2}{x2} } over {0.4}  </annotation>
  </semantics>
</math>
</file>

<file path=Object 9/content.xml><?xml version="1.0" encoding="utf-8"?>
<math xmlns="http://www.w3.org/1998/Math/MathML" display="block">
  <semantics>
    <mfrac>
      <mtable>
        <mtr>
          <mtd>
            <mn>.4</mn>
          </mtd>
        </mtr>
        <mtr>
          <mtd>
            <mrow>
              <mi>x</mi>
              <mn>2</mn>
            </mrow>
          </mtd>
        </mtr>
      </mtable>
      <mn>0.8</mn>
    </mfrac>
    <annotation encoding="StarMath 5.0">{ binom{.4}{x2} } over {0.8}  </annotation>
  </semantics>
</math>
</file>